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Жирный" style:font-family-generic="roman" style:font-pitch="variable"/>
    <style:font-face style:name="Verdana" svg:font-family="Verdana" style:font-family-generic="roman" style:font-pitch="variable"/>
  </office:font-face-decls>
  <office:automatic-styles>
    <style:style style:name="P1" style:family="paragraph" style:parent-style-name="Code">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Code" style:master-page-nam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style:page-number="auto" fo:background-color="transparent" style:punctuation-wrap="hanging" style:writing-mode="lr-tb"/>
      <style:text-properties officeooo:paragraph-rsid="006d48d3" fo:hyphenate="false" fo:hyphenation-remain-char-count="2" fo:hyphenation-push-char-count="2" loext:hyphenation-no-caps="false" loext:hyphenation-no-last-word="false" loext:hyphenation-word-char-count="5" loext:hyphenation-zone="no-limit"/>
    </style:style>
    <style:style style:name="P4" style:family="paragraph" style:parent-style-name="Cod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paragraph-rsid="006d48d3" fo:hyphenate="false" fo:hyphenation-remain-char-count="2" fo:hyphenation-push-char-count="2" loext:hyphenation-no-caps="false" loext:hyphenation-no-last-word="false" loext:hyphenation-word-char-count="5" loext:hyphenation-zone="no-limit"/>
    </style:style>
    <style:style style:name="P5" style:family="paragraph" style:parent-style-name="Code">
      <style:paragraph-properties fo:margin-left="1.199cm" fo:margin-right="0cm" fo:margin-top="0cm" fo:margin-bottom="0cm" style:contextual-spacing="true" fo:line-height="100%" fo:text-align="start" style:justify-single-word="false" fo:orphans="2" fo:widows="2" fo:hyphenation-ladder-count="no-limit" fo:text-indent="0cm" style:auto-text-indent="false" style:punctuation-wrap="hanging" style:writing-mode="lr-tb"/>
      <style:text-properties officeooo:paragraph-rsid="00805b07" fo:hyphenate="false" fo:hyphenation-remain-char-count="2" fo:hyphenation-push-char-count="2" loext:hyphenation-no-caps="false" loext:hyphenation-no-last-word="false" loext:hyphenation-word-char-count="5" loext:hyphenation-zone="no-limit"/>
    </style:style>
    <style:style style:name="P6" style:family="paragraph" style:parent-style-name="Code">
      <style:paragraph-properties fo:margin-left="1.3cm" fo:margin-right="0cm" fo:margin-top="0cm" fo:margin-bottom="0cm" style:contextual-spacing="true" fo:line-height="100%" fo:text-align="start" style:justify-single-word="false" fo:orphans="2" fo:widows="2" fo:hyphenation-ladder-count="no-limit" fo:text-indent="0cm" style:auto-text-indent="false" style:punctuation-wrap="hanging" style:writing-mode="lr-tb"/>
      <style:text-properties officeooo:paragraph-rsid="00805b07" fo:hyphenate="false" fo:hyphenation-remain-char-count="2" fo:hyphenation-push-char-count="2" loext:hyphenation-no-caps="false" loext:hyphenation-no-last-word="false" loext:hyphenation-word-char-count="5" loext:hyphenation-zone="no-limit"/>
    </style:style>
    <style:style style:name="P7" style:family="paragraph" style:parent-style-name="Code" style:master-page-nam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style:page-number="auto" fo:background-color="transparent" style:punctuation-wrap="hanging" style:writing-mode="lr-tb"/>
      <style:text-properties officeooo:paragraph-rsid="008ea6c6" fo:hyphenate="false" fo:hyphenation-remain-char-count="2" fo:hyphenation-push-char-count="2" loext:hyphenation-no-caps="false" loext:hyphenation-no-last-word="false" loext:hyphenation-word-char-count="5" loext:hyphenation-zone="no-limit"/>
    </style:style>
    <style:style style:name="P8" style:family="paragraph" style:parent-style-name="Cod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paragraph-rsid="008ea6c6" fo:hyphenate="false" fo:hyphenation-remain-char-count="2" fo:hyphenation-push-char-count="2" loext:hyphenation-no-caps="false" loext:hyphenation-no-last-word="false" loext:hyphenation-word-char-count="5" loext:hyphenation-zone="no-limit"/>
    </style:style>
    <style:style style:name="P9" style:family="paragraph" style:parent-style-name="Code">
      <loext:graphic-properties draw:fill="none"/>
      <style:paragraph-properties fo:margin-left="1.199cm" fo:margin-right="0cm" fo:margin-top="0.201cm" fo:margin-bottom="0.201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paragraph-rsid="008ea6c6" fo:hyphenate="false" fo:hyphenation-remain-char-count="2" fo:hyphenation-push-char-count="2" loext:hyphenation-no-caps="false" loext:hyphenation-no-last-word="false" loext:hyphenation-word-char-count="5" loext:hyphenation-zone="no-limit"/>
    </style:style>
    <style:style style:name="P10" style:family="paragraph" style:parent-style-name="Text_20_body">
      <style:paragraph-properties fo:line-height="100%"/>
      <style:text-properties officeooo:paragraph-rsid="002a53f6"/>
    </style:style>
    <style:style style:name="P11" style:family="paragraph" style:parent-style-name="Text_20_body">
      <style:paragraph-properties fo:line-height="100%"/>
      <style:text-properties officeooo:paragraph-rsid="0084cbce"/>
    </style:style>
    <style:style style:name="P12" style:family="paragraph" style:parent-style-name="Code">
      <style:text-properties style:font-name="Verdana" fo:font-size="10pt" style:font-size-asian="10pt" style:font-size-complex="10pt"/>
    </style:style>
    <style:style style:name="P13" style:family="paragraph" style:parent-style-name="Text_20_body">
      <style:paragraph-properties style:writing-mode="lr-tb"/>
      <style:text-properties style:font-name="Verdana" fo:font-size="10pt" style:font-size-asian="10pt" style:font-size-complex="10pt"/>
    </style:style>
    <style:style style:name="P14" style:family="paragraph" style:parent-style-name="Code">
      <style:paragraph-properties fo:margin-top="0cm" fo:margin-bottom="0cm" style:contextual-spacing="true" fo:line-height="115%" fo:text-align="start" style:justify-single-word="false"/>
    </style:style>
    <style:style style:name="P15" style:family="paragraph" style:parent-style-name="Code">
      <style:paragraph-properties fo:line-height="115%" fo:text-align="start" style:justify-single-word="false"/>
    </style:style>
    <style:style style:name="P16" style:family="paragraph" style:parent-style-name="Code">
      <style:paragraph-properties fo:margin-left="1.3cm" fo:margin-right="0cm" fo:margin-top="0.101cm" fo:margin-bottom="0.101cm" style:contextual-spacing="true" fo:line-height="115%" fo:text-align="start" style:justify-single-word="false" fo:orphans="2" fo:widows="2" fo:hyphenation-ladder-count="no-limit" fo:text-indent="0cm" style:auto-text-indent="false" style:punctuation-wrap="hanging" style:writing-mode="lr-tb"/>
      <style:text-properties officeooo:paragraph-rsid="00805b07" fo:hyphenate="false" fo:hyphenation-remain-char-count="2" fo:hyphenation-push-char-count="2" loext:hyphenation-no-caps="false" loext:hyphenation-no-last-word="false" loext:hyphenation-word-char-count="5" loext:hyphenation-zone="no-limit"/>
    </style:style>
    <style:style style:name="P17" style:family="paragraph" style:parent-style-name="Code">
      <style:paragraph-properties fo:text-align="start" style:justify-single-word="false"/>
      <style:text-properties fo:font-style="italic" style:font-style-asian="italic" style:font-style-complex="italic"/>
    </style:style>
    <style:style style:name="P18" style:family="paragraph" style:parent-style-name="Heading_20_1">
      <style:paragraph-properties fo:margin-left="0cm" fo:margin-right="0cm" fo:text-indent="0cm" style:auto-text-indent="false" fo:break-before="page"/>
    </style:style>
    <style:style style:name="P19" style:family="paragraph" style:parent-style-name="Heading_20_1">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Heading_20_1">
      <style:text-properties officeooo:rsid="002c1de3" officeooo:paragraph-rsid="002c1de3"/>
    </style:style>
    <style:style style:name="P22" style:family="paragraph" style:parent-style-name="Text_20_body">
      <style:text-properties officeooo:rsid="002c1de3" officeooo:paragraph-rsid="002c1de3"/>
    </style:style>
    <style:style style:name="P23" style:family="paragraph" style:parent-style-name="Text_20_body">
      <style:text-properties officeooo:paragraph-rsid="00373966"/>
    </style:style>
    <style:style style:name="P24" style:family="paragraph" style:parent-style-name="Text_20_body">
      <style:text-properties officeooo:rsid="003c567c" officeooo:paragraph-rsid="003c567c"/>
    </style:style>
    <style:style style:name="P25" style:family="paragraph" style:parent-style-name="Text_20_body">
      <style:paragraph-properties fo:margin-left="1.905cm" fo:margin-right="0cm" fo:text-indent="0cm" style:auto-text-indent="false"/>
    </style:style>
    <style:style style:name="P26" style:family="paragraph" style:parent-style-name="Text_20_body">
      <style:paragraph-properties style:writing-mode="lr-tb"/>
    </style:style>
    <style:style style:name="P27" style:family="paragraph" style:parent-style-name="Text_20_body">
      <style:text-properties officeooo:paragraph-rsid="002978f3"/>
    </style:style>
    <style:style style:name="P28" style:family="paragraph" style:parent-style-name="Text_20_body">
      <style:text-properties officeooo:paragraph-rsid="0033e16a"/>
    </style:style>
    <style:style style:name="P29" style:family="paragraph" style:parent-style-name="Text_20_body">
      <style:text-properties fo:font-variant="normal" fo:text-transform="none" style:use-window-font-color="true" loext:opacity="0%" style:font-name="Times New Roman" fo:font-size="14pt" fo:letter-spacing="normal" fo:language="ru" fo:country="RU" fo:font-style="normal" fo:font-weight="normal" officeooo:rsid="002cb011" officeooo:paragraph-rsid="0033e16a" style:letter-kerning="true" style:font-name-asian="Droid Sans Fallback" style:font-size-asian="14pt" style:language-asian="zh" style:country-asian="CN" style:font-name-complex="Droid Sans Devanagari" style:font-size-complex="12pt" style:language-complex="hi" style:country-complex="IN"/>
    </style:style>
    <style:style style:name="P30" style:family="paragraph" style:parent-style-name="Heading_20_1">
      <style:paragraph-properties fo:margin-left="0cm" fo:margin-right="0cm" fo:text-indent="0cm" style:auto-text-indent="false"/>
      <style:text-properties officeooo:rsid="005e7831" officeooo:paragraph-rsid="005e7831"/>
    </style:style>
    <style:style style:name="P31" style:family="paragraph" style:parent-style-name="List_20_Bullet_20_4">
      <style:text-properties officeooo:rsid="005e7831" officeooo:paragraph-rsid="005e7831"/>
    </style:style>
    <style:style style:name="P32" style:family="paragraph" style:parent-style-name="List_20_Bullet_20_4">
      <style:text-properties officeooo:rsid="005ff1c8" officeooo:paragraph-rsid="005ff1c8"/>
    </style:style>
    <style:style style:name="P33" style:family="paragraph" style:parent-style-name="Text_20_body">
      <style:text-properties officeooo:paragraph-rsid="0061f017"/>
    </style:style>
    <style:style style:name="P34" style:family="paragraph" style:parent-style-name="Text_20_body">
      <style:text-properties officeooo:paragraph-rsid="005e7831"/>
    </style:style>
    <style:style style:name="P35" style:family="paragraph" style:parent-style-name="Heading_20_1">
      <style:text-properties officeooo:rsid="0068fee6" officeooo:paragraph-rsid="0068fee6"/>
    </style:style>
    <style:style style:name="P36" style:family="paragraph" style:parent-style-name="Text_20_body">
      <style:text-properties officeooo:paragraph-rsid="006f38fa"/>
    </style:style>
    <style:style style:name="P37" style:family="paragraph" style:parent-style-name="Text_20_body">
      <style:text-properties officeooo:paragraph-rsid="005cdc5a"/>
    </style:style>
    <style:style style:name="P38" style:family="paragraph" style:parent-style-name="Text_20_body">
      <style:text-properties officeooo:paragraph-rsid="0075e77a"/>
    </style:style>
    <style:style style:name="P39" style:family="paragraph" style:parent-style-name="Cod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rsid="006d48d3" officeooo:paragraph-rsid="006d48d3" fo:hyphenate="false" fo:hyphenation-remain-char-count="2" fo:hyphenation-push-char-count="2" loext:hyphenation-no-caps="false" loext:hyphenation-no-last-word="false" loext:hyphenation-word-char-count="5" loext:hyphenation-zone="no-limit"/>
    </style:style>
    <style:style style:name="P40" style:family="paragraph" style:parent-style-name="Text_20_body">
      <style:text-properties officeooo:rsid="006d48d3" officeooo:paragraph-rsid="006d48d3"/>
    </style:style>
    <style:style style:name="P41" style:family="paragraph" style:parent-style-name="Text_20_body">
      <style:paragraph-properties fo:text-align="justify" style:justify-single-word="false"/>
      <style:text-properties officeooo:paragraph-rsid="007ca005"/>
    </style:style>
    <style:style style:name="P42" style:family="paragraph" style:parent-style-name="Text_20_body">
      <style:text-properties officeooo:paragraph-rsid="00805b07"/>
    </style:style>
    <style:style style:name="P43" style:family="paragraph" style:parent-style-name="Text_20_body">
      <style:text-properties officeooo:paragraph-rsid="007ca005"/>
    </style:style>
    <style:style style:name="P44" style:family="paragraph" style:parent-style-name="Contents_20_1">
      <style:paragraph-properties>
        <style:tab-stops>
          <style:tab-stop style:position="18.59cm" style:type="right" style:leader-style="dotted" style:leader-text="."/>
        </style:tab-stops>
      </style:paragraph-properties>
    </style:style>
    <style:style style:name="P45" style:family="paragraph" style:parent-style-name="Contents_20_2">
      <style:paragraph-properties>
        <style:tab-stops>
          <style:tab-stop style:position="18.59cm" style:type="right" style:leader-style="dotted" style:leader-text="."/>
        </style:tab-stops>
      </style:paragraph-properties>
    </style:style>
    <style:style style:name="P46" style:family="paragraph" style:parent-style-name="Contents_20_3">
      <style:paragraph-properties>
        <style:tab-stops>
          <style:tab-stop style:position="18.59cm" style:type="right" style:leader-style="dotted" style:leader-text="."/>
        </style:tab-stops>
      </style:paragraph-properties>
    </style:style>
    <style:style style:name="P47" style:family="paragraph" style:parent-style-name="Text_20_body">
      <style:text-properties fo:font-weight="normal" officeooo:paragraph-rsid="008ea6c6" style:font-weight-asian="normal" style:font-weight-complex="normal"/>
    </style:style>
    <style:style style:name="P48" style:family="paragraph" style:parent-style-name="List_20_Bullet_20_4">
      <style:paragraph-properties fo:margin-left="1.27cm" fo:margin-right="0cm" fo:text-indent="0cm" style:auto-text-indent="false"/>
      <style:text-properties officeooo:paragraph-rsid="008ea6c6"/>
    </style:style>
    <style:style style:name="P49" style:family="paragraph" style:parent-style-name="Text_20_body">
      <style:text-properties officeooo:paragraph-rsid="008ea6c6"/>
    </style:style>
    <style:style style:name="P50" style:family="paragraph" style:parent-style-name="Text_20_body">
      <style:paragraph-properties fo:margin-top="0.101cm" fo:margin-bottom="0.101cm" style:contextual-spacing="true"/>
      <style:text-properties officeooo:paragraph-rsid="008ea6c6"/>
    </style:style>
    <style:style style:name="P51" style:family="paragraph" style:parent-style-name="Text_20_body">
      <style:text-properties officeooo:rsid="00803d8d" officeooo:paragraph-rsid="00805b07" fo:background-color="transparent"/>
    </style:style>
    <style:style style:name="P52" style:family="paragraph" style:parent-style-name="Text_20_body">
      <style:text-properties officeooo:rsid="00936628" officeooo:paragraph-rsid="00936628" fo:background-color="#ffff00"/>
    </style:style>
    <style:style style:name="P53" style:family="paragraph" style:parent-style-name="Text_20_body">
      <style:text-properties officeooo:rsid="0098991a" officeooo:paragraph-rsid="0098991a" fo:background-color="#ffff00"/>
    </style:style>
    <style:style style:name="P54" style:family="paragraph" style:parent-style-name="Contents_20_1">
      <style:paragraph-properties>
        <style:tab-stops>
          <style:tab-stop style:position="18.59cm" style:type="right" style:leader-style="dotted" style:leader-text="."/>
        </style:tab-stops>
      </style:paragraph-properties>
    </style:style>
    <style:style style:name="P55" style:family="paragraph" style:parent-style-name="Contents_20_2">
      <style:paragraph-properties>
        <style:tab-stops>
          <style:tab-stop style:position="18.59cm" style:type="right" style:leader-style="dotted" style:leader-text="."/>
        </style:tab-stops>
      </style:paragraph-properties>
    </style:style>
    <style:style style:name="P56" style:family="paragraph" style:parent-style-name="Contents_20_3">
      <style:paragraph-properties>
        <style:tab-stops>
          <style:tab-stop style:position="18.59cm" style:type="right" style:leader-style="dotted" style:leader-text="."/>
        </style:tab-stops>
      </style:paragraph-properties>
    </style:style>
    <style:style style:name="P57" style:family="paragraph" style:parent-style-name="Heading_20_1" style:list-style-name="WWNum1"/>
    <style:style style:name="P58" style:family="paragraph" style:parent-style-name="Heading_20_2" style:list-style-name="">
      <style:paragraph-properties fo:margin-left="0cm" fo:margin-right="0cm" fo:margin-top="0.353cm" fo:margin-bottom="0.212cm" style:contextual-spacing="false" fo:text-indent="0cm" style:auto-text-indent="false"/>
    </style:style>
    <style:style style:name="P59" style:family="paragraph" style:parent-style-name="Heading_20_2" style:list-style-name="">
      <style:paragraph-properties fo:margin-left="0cm" fo:margin-right="0cm" fo:text-indent="0cm" style:auto-text-indent="false"/>
    </style:style>
    <style:style style:name="P60" style:family="paragraph" style:parent-style-name="Heading_20_2">
      <style:text-properties officeooo:rsid="002cb011" officeooo:paragraph-rsid="002cb011"/>
    </style:style>
    <style:style style:name="P61" style:family="paragraph" style:parent-style-name="Heading_20_2">
      <style:text-properties officeooo:rsid="002c1de3" officeooo:paragraph-rsid="002c1de3"/>
    </style:style>
    <style:style style:name="P62" style:family="paragraph" style:parent-style-name="Heading_20_2">
      <style:text-properties officeooo:rsid="005e7831" officeooo:paragraph-rsid="005e7831"/>
    </style:style>
    <style:style style:name="P63" style:family="paragraph" style:parent-style-name="Heading_20_2">
      <style:text-properties officeooo:rsid="005ff1c8" officeooo:paragraph-rsid="005ff1c8"/>
    </style:style>
    <style:style style:name="P64" style:family="paragraph" style:parent-style-name="Heading_20_2" style:list-style-name="WWNum1"/>
    <style:style style:name="P65" style:family="paragraph" style:parent-style-name="Heading_20_2" style:list-style-name="WWNum1">
      <style:paragraph-properties fo:margin-top="0.353cm" fo:margin-bottom="0.212cm" style:contextual-spacing="false" fo:text-align="center" style:justify-single-word="false"/>
      <style:text-properties officeooo:paragraph-rsid="008ea6c6"/>
    </style:style>
    <style:style style:name="P66" style:family="paragraph" style:parent-style-name="Heading_20_2" style:list-style-name="WWNum1">
      <style:paragraph-properties fo:margin-top="0.353cm" fo:margin-bottom="0.212cm" style:contextual-spacing="false" fo:text-align="center" style:justify-single-word="false"/>
    </style:style>
    <style:style style:name="P67" style:family="paragraph" style:parent-style-name="Heading_20_2" style:list-style-name="WWNum1">
      <style:paragraph-properties fo:margin-top="0.353cm" fo:margin-bottom="0.212cm" style:contextual-spacing="false" fo:text-align="center" style:justify-single-word="false"/>
      <style:text-properties fo:font-weight="normal" style:font-weight-asian="normal" style:font-weight-complex="normal"/>
    </style:style>
    <style:style style:name="P68" style:family="paragraph" style:parent-style-name="Heading_20_3">
      <style:text-properties officeooo:rsid="00373966" officeooo:paragraph-rsid="00373966"/>
    </style:style>
    <style:style style:name="P69" style:family="paragraph" style:parent-style-name="Heading_20_3">
      <style:text-properties officeooo:rsid="003c567c" officeooo:paragraph-rsid="003c567c"/>
    </style:style>
    <style:style style:name="P70" style:family="paragraph" style:parent-style-name="Heading_20_3">
      <style:text-properties officeooo:rsid="003d9b2e" officeooo:paragraph-rsid="003d9b2e"/>
    </style:style>
    <style:style style:name="P71" style:family="paragraph" style:parent-style-name="Heading_20_3" style:list-style-name="WWNum1"/>
    <style:style style:name="P72" style:family="paragraph" style:parent-style-name="Heading_20_3" style:list-style-name="WWNum1">
      <style:text-properties officeooo:paragraph-rsid="008ea6c6"/>
    </style:style>
    <style:style style:name="P73" style:family="paragraph" style:parent-style-name="Heading_20_3">
      <style:text-properties officeooo:rsid="0061f017" officeooo:paragraph-rsid="0061f017"/>
    </style:style>
    <style:style style:name="P74" style:family="paragraph" style:parent-style-name="Heading_20_3">
      <style:text-properties officeooo:rsid="0062a092" officeooo:paragraph-rsid="0062a092"/>
    </style:style>
    <style:style style:name="P75" style:family="paragraph" style:parent-style-name="Heading_20_3">
      <style:text-properties officeooo:rsid="006b5751" officeooo:paragraph-rsid="006b5751"/>
    </style:style>
    <style:style style:name="P76" style:family="paragraph" style:parent-style-name="Heading_20_3">
      <style:text-properties officeooo:rsid="006f38fa" officeooo:paragraph-rsid="006f38fa"/>
    </style:style>
    <style:style style:name="P77" style:family="paragraph" style:parent-style-name="Heading_20_3">
      <style:text-properties officeooo:rsid="00805b07" officeooo:paragraph-rsid="00805b07"/>
    </style:style>
    <style:style style:name="P78" style:family="paragraph" style:parent-style-name="Heading_20_3">
      <style:text-properties officeooo:rsid="008ff5d9" officeooo:paragraph-rsid="008ff5d9"/>
    </style:style>
    <style:style style:name="P79" style:family="paragraph" style:parent-style-name="Heading_20_3">
      <style:text-properties officeooo:rsid="008bf277" officeooo:paragraph-rsid="008bf277"/>
    </style:style>
    <style:style style:name="P80" style:family="paragraph" style:parent-style-name="Heading_20_3" style:list-style-name="WWNum1">
      <style:text-properties officeooo:rsid="008e658d" officeooo:paragraph-rsid="008e658d"/>
    </style:style>
    <style:style style:name="P81" style:family="paragraph" style:parent-style-name="Heading_20_3">
      <style:text-properties officeooo:rsid="0093cdd5" officeooo:paragraph-rsid="0093cdd5"/>
    </style:style>
    <style:style style:name="P82" style:family="paragraph" style:parent-style-name="List_20_Bullet_20_4" style:list-style-name="L1">
      <style:text-properties officeooo:paragraph-rsid="00361aad"/>
    </style:style>
    <style:style style:name="P83" style:family="paragraph" style:parent-style-name="List_20_Bullet_20_4" style:list-style-name="L3">
      <style:text-properties officeooo:paragraph-rsid="003a0af4"/>
    </style:style>
    <style:style style:name="P84" style:family="paragraph" style:parent-style-name="List_20_Bullet_20_4" style:list-style-name="L3">
      <style:text-properties officeooo:paragraph-rsid="003b5ac1"/>
    </style:style>
    <style:style style:name="P85" style:family="paragraph" style:parent-style-name="List_20_Bullet_20_4" style:list-style-name="L3">
      <style:text-properties officeooo:rsid="003b5ac1" officeooo:paragraph-rsid="003b5ac1"/>
    </style:style>
    <style:style style:name="P86" style:family="paragraph" style:parent-style-name="List_20_Bullet_20_4" style:list-style-name="WWNum3"/>
    <style:style style:name="P87" style:family="paragraph" style:parent-style-name="List_20_Bullet_20_4" style:list-style-name="WWNum4">
      <style:paragraph-properties fo:margin-left="1.27cm" fo:margin-right="0cm" fo:text-indent="-0.635cm" style:auto-text-indent="false"/>
      <style:text-properties officeooo:paragraph-rsid="002a53f6"/>
    </style:style>
    <style:style style:name="P88" style:family="paragraph" style:parent-style-name="List_20_Bullet_20_4" style:list-style-name="WWNum4">
      <style:paragraph-properties fo:margin-left="1.27cm" fo:margin-right="0cm" fo:text-indent="-0.635cm" style:auto-text-indent="false"/>
      <style:text-properties officeooo:paragraph-rsid="002c051c"/>
    </style:style>
    <style:style style:name="P89" style:family="paragraph" style:parent-style-name="List_20_Bullet_20_4" style:list-style-name="WWNum4">
      <style:paragraph-properties fo:margin-left="1.27cm" fo:margin-right="0cm" fo:line-height="100%" fo:text-indent="-0.635cm" style:auto-text-indent="false"/>
      <style:text-properties officeooo:paragraph-rsid="002a53f6"/>
    </style:style>
    <style:style style:name="P90" style:family="paragraph" style:parent-style-name="List_20_Bullet_20_4" style:list-style-name="WWNum4">
      <style:paragraph-properties fo:margin-left="1.27cm" fo:margin-right="0cm" fo:text-indent="-0.635cm" style:auto-text-indent="false"/>
      <style:text-properties officeooo:rsid="002a53f6" officeooo:paragraph-rsid="002a53f6"/>
    </style:style>
    <style:style style:name="P91" style:family="paragraph" style:parent-style-name="List_20_Bullet_20_4" style:list-style-name="WWNum4">
      <style:paragraph-properties fo:margin-left="1.27cm" fo:margin-right="0cm" fo:text-align="justify" style:justify-single-word="false" fo:text-indent="-0.635cm" style:auto-text-indent="false"/>
      <style:text-properties officeooo:paragraph-rsid="002c051c"/>
    </style:style>
    <style:style style:name="P92" style:family="paragraph" style:parent-style-name="List_20_Bullet_20_4" style:list-style-name="L5">
      <style:text-properties officeooo:paragraph-rsid="00569279"/>
    </style:style>
    <style:style style:name="P93" style:family="paragraph" style:parent-style-name="List_20_Bullet_20_4" style:list-style-name="L5">
      <style:text-properties officeooo:paragraph-rsid="0061f017"/>
    </style:style>
    <style:style style:name="P94" style:family="paragraph" style:parent-style-name="List_20_Bullet_20_4" style:list-style-name="L6"/>
    <style:style style:name="P95" style:family="paragraph" style:parent-style-name="List_20_Bullet_20_4" style:list-style-name="WWNum5">
      <style:paragraph-properties fo:margin-left="1.27cm" fo:margin-right="0cm" fo:text-indent="-0.635cm" style:auto-text-indent="false"/>
      <style:text-properties officeooo:paragraph-rsid="00805b07"/>
    </style:style>
    <style:style style:name="P96" style:family="paragraph" style:parent-style-name="List_20_Bullet_20_4" style:list-style-name="WWNum6">
      <style:paragraph-properties fo:margin-left="1.27cm" fo:margin-right="0cm" fo:text-indent="-0.635cm" style:auto-text-indent="false"/>
      <style:text-properties officeooo:paragraph-rsid="0081d85c"/>
    </style:style>
    <style:style style:name="P97" style:family="paragraph" style:parent-style-name="List_20_Bullet_20_4" style:list-style-name="WWNum7">
      <style:paragraph-properties fo:margin-left="1.27cm" fo:margin-right="0cm" fo:text-indent="-0.635cm" style:auto-text-indent="false"/>
      <style:text-properties officeooo:paragraph-rsid="00805b07"/>
    </style:style>
    <style:style style:name="P98" style:family="paragraph" style:parent-style-name="List_20_Bullet_20_4" style:list-style-name="WWNum8">
      <style:paragraph-properties fo:margin-left="1.27cm" fo:margin-right="0cm" fo:text-indent="-0.635cm" style:auto-text-indent="false"/>
      <style:text-properties officeooo:paragraph-rsid="008ea6c6"/>
    </style:style>
    <style:style style:name="P99" style:family="paragraph" style:parent-style-name="Text_20_body" style:list-style-name="L2">
      <style:text-properties officeooo:paragraph-rsid="00373966"/>
    </style:style>
    <style:style style:name="P100" style:family="paragraph" style:parent-style-name="Text_20_body" style:list-style-name="L2">
      <style:text-properties officeooo:paragraph-rsid="00384aeb"/>
    </style:style>
    <style:style style:name="P101" style:family="paragraph" style:parent-style-name="Text_20_body" style:list-style-name="L2">
      <style:text-properties officeooo:rsid="003a0af4" officeooo:paragraph-rsid="003a0af4"/>
    </style:style>
    <style:style style:name="P102" style:family="paragraph" style:parent-style-name="Text_20_body" style:list-style-name="L4">
      <style:text-properties officeooo:rsid="003c567c" officeooo:paragraph-rsid="003c567c"/>
    </style:style>
    <style:style style:name="P103" style:family="paragraph" style:parent-style-name="Text_20_body" style:list-style-name="WWNum2">
      <style:text-properties officeooo:paragraph-rsid="003c6350"/>
    </style:style>
    <style:style style:name="P104" style:family="paragraph" style:parent-style-name="Text_20_body" style:list-style-name="WWNum2">
      <style:text-properties officeooo:paragraph-rsid="00545ff3"/>
    </style:style>
    <style:style style:name="P105" style:family="paragraph" style:parent-style-name="Text_20_body" style:list-style-name="WWNum2">
      <style:text-properties officeooo:paragraph-rsid="005634cb"/>
    </style:style>
    <style:style style:name="P106" style:family="paragraph" style:parent-style-name="Text_20_body" style:list-style-name="WWNum2">
      <style:text-properties officeooo:rsid="006729ea" officeooo:paragraph-rsid="006729ea"/>
    </style:style>
    <style:style style:name="P107" style:family="paragraph" style:parent-style-name="Text_20_body" style:list-style-name="L7">
      <style:text-properties officeooo:rsid="006d48d3" officeooo:paragraph-rsid="006d48d3"/>
    </style:style>
    <style:style style:name="P108" style:family="paragraph" style:parent-style-name="Text_20_body" style:list-style-name="WWNum1">
      <style:text-properties officeooo:paragraph-rsid="008e5395"/>
    </style:style>
    <style:style style:name="P109" style:family="paragraph" style:parent-style-name="Text_20_body">
      <style:text-properties officeooo:paragraph-rsid="008bf277"/>
    </style:style>
    <style:style style:name="P110" style:family="paragraph" style:parent-style-name="Text_20_body" style:list-style-name="WWNum9"/>
    <style:style style:name="P111" style:family="paragraph" style:parent-style-name="Text_20_body" style:list-style-name="WWNum10"/>
    <style:style style:name="T1" style:family="text">
      <style:text-properties fo:color="#c9211e" loext:opacity="100%"/>
    </style:style>
    <style:style style:name="T2" style:family="text">
      <style:text-properties fo:color="#000000" loext:opacity="100%"/>
    </style:style>
    <style:style style:name="T3" style:family="text">
      <style:text-properties fo:color="#000000" loext:opacity="100%" officeooo:rsid="002978f3"/>
    </style:style>
    <style:style style:name="T4" style:family="text">
      <style:text-properties fo:color="#000000" loext:opacity="100%"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use-window-font-color="true" loext:opacity="0%" style:font-name="Times New Roman" fo:font-size="14pt" fo:language="ru" fo:country="RU" style:letter-kerning="true" style:font-name-asian="Droid Sans Fallback" style:font-size-asian="14pt" style:language-asian="zh" style:country-asian="CN" style:font-name-complex="Droid Sans Devanagari" style:font-size-complex="12pt" style:language-complex="hi" style:country-complex="IN"/>
    </style:style>
    <style:style style:name="T7" style:family="text">
      <style:text-properties style:use-window-font-color="true" loext:opacity="0%" style:font-name="Times New Roman" fo:font-size="14pt" fo:language="ru" fo:country="RU" officeooo:rsid="002cb011" style:letter-kerning="true" style:font-name-asian="Droid Sans Fallback" style:font-size-asian="14pt" style:language-asian="zh" style:country-asian="CN" style:font-name-complex="Droid Sans Devanagari" style:font-size-complex="12pt" style:language-complex="hi" style:country-complex="IN"/>
    </style:style>
    <style:style style:name="T8" style:family="text">
      <style:text-properties style:use-window-font-color="true" loext:opacity="0%" style:font-name="Times New Roman" fo:font-size="14pt" fo:language="ru" fo:country="RU" officeooo:rsid="002f1bd5" style:letter-kerning="true" style:font-name-asian="Droid Sans Fallback" style:font-size-asian="14pt" style:language-asian="zh" style:country-asian="CN" style:font-name-complex="Droid Sans Devanagari" style:font-size-complex="12pt" style:language-complex="hi" style:country-complex="IN"/>
    </style:style>
    <style:style style:name="T9" style:family="text">
      <style:text-properties style:use-window-font-color="true" loext:opacity="0%" style:font-name="Times New Roman" fo:font-size="14pt" fo:language="ru" fo:country="RU" officeooo:rsid="00309d48" style:letter-kerning="true" style:font-name-asian="Droid Sans Fallback" style:font-size-asian="14pt" style:language-asian="zh" style:country-asian="CN" style:font-name-complex="Droid Sans Devanagari" style:font-size-complex="12pt" style:language-complex="hi" style:country-complex="IN"/>
    </style:style>
    <style:style style:name="T10" style:family="text">
      <style:text-properties style:font-name="Verdana" fo:font-size="10pt" style:font-size-asian="10pt" style:font-size-complex="10pt"/>
    </style:style>
    <style:style style:name="T11" style:family="text">
      <style:text-properties fo:font-weight="bold" style:font-weight-asian="bold" style:font-weight-complex="bold"/>
    </style:style>
    <style:style style:name="T12" style:family="text">
      <style:text-properties officeooo:rsid="0019aeb8"/>
    </style:style>
    <style:style style:name="T13" style:family="text">
      <style:text-properties officeooo:rsid="001b5b35"/>
    </style:style>
    <style:style style:name="T14" style:family="text">
      <style:text-properties officeooo:rsid="001b9542"/>
    </style:style>
    <style:style style:name="T15" style:family="text">
      <style:text-properties officeooo:rsid="001c8521"/>
    </style:style>
    <style:style style:name="T16" style:family="text">
      <style:text-properties officeooo:rsid="001f3d35"/>
    </style:style>
    <style:style style:name="T17" style:family="text">
      <style:text-properties officeooo:rsid="002063b5"/>
    </style:style>
    <style:style style:name="T18" style:family="text">
      <style:text-properties officeooo:rsid="002357b6"/>
    </style:style>
    <style:style style:name="T19" style:family="text">
      <style:text-properties fo:font-style="normal" style:font-style-asian="normal" style:font-style-complex="normal"/>
    </style:style>
    <style:style style:name="T20" style:family="text">
      <style:text-properties fo:font-style="normal" officeooo:rsid="002c051c" style:font-style-asian="normal" style:font-style-complex="normal"/>
    </style:style>
    <style:style style:name="T21" style:family="text">
      <style:text-properties fo:font-variant="normal" fo:text-transform="none" style:use-window-font-color="true" loext:opacity="0%" style:font-name="Times New Roman" fo:font-size="14pt" fo:letter-spacing="normal" fo:language="ru" fo:country="RU" fo:font-style="normal" fo:font-weight="normal" officeooo:rsid="002cb011" style:letter-kerning="true" style:font-name-asian="Droid Sans Fallback" style:font-size-asian="14pt" style:language-asian="zh" style:country-asian="CN" style:font-name-complex="Droid Sans Devanagari" style:font-size-complex="12pt" style:language-complex="hi" style:country-complex="IN"/>
    </style:style>
    <style:style style:name="T22" style:family="text">
      <style:text-properties fo:font-variant="normal" fo:text-transform="none" style:use-window-font-color="true" loext:opacity="0%" style:font-name="Times New Roman" fo:font-size="14pt" fo:letter-spacing="normal" fo:language="ru" fo:country="RU" fo:font-style="normal" fo:font-weight="normal" officeooo:rsid="0033e16a" style:letter-kerning="true" style:font-name-asian="Droid Sans Fallback" style:font-size-asian="14pt" style:language-asian="zh" style:country-asian="CN" style:font-name-complex="Droid Sans Devanagari" style:font-size-complex="12pt" style:language-complex="hi" style:country-complex="IN"/>
    </style:style>
    <style:style style:name="T23" style:family="text">
      <style:text-properties fo:font-variant="normal" fo:text-transform="none" style:use-window-font-color="true" loext:opacity="0%" style:font-name="Times New Roman" fo:font-size="14pt" fo:letter-spacing="normal" fo:language="ru" fo:country="RU" fo:font-style="normal" fo:font-weight="normal" officeooo:rsid="00405170" style:letter-kerning="true" style:font-name-asian="Droid Sans Fallback" style:font-size-asian="14pt" style:language-asian="zh" style:country-asian="CN" style:font-name-complex="Droid Sans Devanagari" style:font-size-complex="12pt" style:language-complex="hi" style:country-complex="IN"/>
    </style:style>
    <style:style style:name="T24" style:family="text">
      <style:text-properties officeooo:rsid="0026d87f"/>
    </style:style>
    <style:style style:name="T25" style:family="text">
      <style:text-properties officeooo:rsid="002978f3"/>
    </style:style>
    <style:style style:name="T26" style:family="text">
      <style:text-properties officeooo:rsid="002a53f6"/>
    </style:style>
    <style:style style:name="T27" style:family="text">
      <style:text-properties officeooo:rsid="002c051c"/>
    </style:style>
    <style:style style:name="T28" style:family="text">
      <style:text-properties officeooo:rsid="002c1de3"/>
    </style:style>
    <style:style style:name="T29" style:family="text">
      <style:text-properties officeooo:rsid="002cb011"/>
    </style:style>
    <style:style style:name="T30" style:family="text">
      <style:text-properties officeooo:rsid="002e3bff"/>
    </style:style>
    <style:style style:name="T31" style:family="text">
      <style:text-properties officeooo:rsid="0032888f"/>
    </style:style>
    <style:style style:name="T32" style:family="text">
      <style:text-properties officeooo:rsid="0033e16a"/>
    </style:style>
    <style:style style:name="T33" style:family="text">
      <style:text-properties officeooo:rsid="00361aad"/>
    </style:style>
    <style:style style:name="T34" style:family="text">
      <style:text-properties officeooo:rsid="00373966"/>
    </style:style>
    <style:style style:name="T35" style:family="text">
      <style:text-properties officeooo:rsid="00384aeb"/>
    </style:style>
    <style:style style:name="T36" style:family="text">
      <style:text-properties officeooo:rsid="003a0af4"/>
    </style:style>
    <style:style style:name="T37" style:family="text">
      <style:text-properties officeooo:rsid="003c6350"/>
    </style:style>
    <style:style style:name="T38" style:family="text">
      <style:text-properties officeooo:rsid="0040ec96"/>
    </style:style>
    <style:style style:name="T39" style:family="text">
      <style:text-properties officeooo:rsid="0042ec18"/>
    </style:style>
    <style:style style:name="T40" style:family="text">
      <style:text-properties officeooo:rsid="00437a66"/>
    </style:style>
    <style:style style:name="T41" style:family="text">
      <style:text-properties fo:background-color="#ffff00" loext:char-shading-value="0"/>
    </style:style>
    <style:style style:name="T42" style:family="text">
      <style:text-properties officeooo:rsid="00545ff3" fo:background-color="#ffff00" loext:char-shading-value="0"/>
    </style:style>
    <style:style style:name="T43" style:family="text">
      <style:text-properties officeooo:rsid="00569279" fo:background-color="#ffff00" loext:char-shading-value="0"/>
    </style:style>
    <style:style style:name="T44" style:family="text">
      <style:text-properties officeooo:rsid="005e7831" fo:background-color="#ffff00" loext:char-shading-value="0"/>
    </style:style>
    <style:style style:name="T45" style:family="text">
      <style:text-properties officeooo:rsid="0075e77a" fo:background-color="#ffff00" loext:char-shading-value="0"/>
    </style:style>
    <style:style style:name="T46" style:family="text">
      <style:text-properties officeooo:rsid="00803d8d" fo:background-color="#ffff00" loext:char-shading-value="0"/>
    </style:style>
    <style:style style:name="T47" style:family="text">
      <style:text-properties officeooo:rsid="0084cbce" fo:background-color="#ffff00" loext:char-shading-value="0"/>
    </style:style>
    <style:style style:name="T48" style:family="text">
      <style:text-properties officeooo:rsid="008ea6c6" fo:background-color="#ffff00" loext:char-shading-value="0"/>
    </style:style>
    <style:style style:name="T49" style:family="text">
      <style:text-properties officeooo:rsid="0093cdd5" fo:background-color="#ffff00" loext:char-shading-value="0"/>
    </style:style>
    <style:style style:name="T50" style:family="text">
      <style:text-properties officeooo:rsid="0095cc03" fo:background-color="#ffff00" loext:char-shading-value="0"/>
    </style:style>
    <style:style style:name="T51" style:family="text">
      <style:text-properties officeooo:rsid="005068dc"/>
    </style:style>
    <style:style style:name="T52" style:family="text">
      <style:text-properties officeooo:rsid="0050d574"/>
    </style:style>
    <style:style style:name="T53" style:family="text">
      <style:text-properties officeooo:rsid="007a6046" fo:background-color="transparent" loext:char-shading-value="0"/>
    </style:style>
    <style:style style:name="T54" style:family="text">
      <style:text-properties officeooo:rsid="007ca005" fo:background-color="transparent" loext:char-shading-value="0"/>
    </style:style>
    <style:style style:name="T55" style:family="text">
      <style:text-properties officeooo:rsid="005634cb" fo:background-color="transparent" loext:char-shading-value="0"/>
    </style:style>
    <style:style style:name="T56" style:family="text">
      <style:text-properties officeooo:rsid="00805b07" fo:background-color="transparent" loext:char-shading-value="0"/>
    </style:style>
    <style:style style:name="T57" style:family="text">
      <style:text-properties officeooo:rsid="00803d8d" fo:background-color="transparent" loext:char-shading-value="0"/>
    </style:style>
    <style:style style:name="T58" style:family="text">
      <style:text-properties officeooo:rsid="006aaa9f" fo:background-color="transparent" loext:char-shading-value="0"/>
    </style:style>
    <style:style style:name="T59" style:family="text">
      <style:text-properties officeooo:rsid="00724ab2" fo:background-color="transparent" loext:char-shading-value="0"/>
    </style:style>
    <style:style style:name="T60" style:family="text">
      <style:text-properties officeooo:rsid="0050d574" fo:background-color="transparent" loext:char-shading-value="0"/>
    </style:style>
    <style:style style:name="T61" style:family="text">
      <style:text-properties officeooo:rsid="0054a11f"/>
    </style:style>
    <style:style style:name="T62" style:family="text">
      <style:text-properties officeooo:rsid="0054d343"/>
    </style:style>
    <style:style style:name="T63" style:family="text">
      <style:text-properties officeooo:rsid="005634cb"/>
    </style:style>
    <style:style style:name="T64" style:family="text">
      <style:text-properties officeooo:rsid="0059026b"/>
    </style:style>
    <style:style style:name="T65" style:family="text">
      <style:text-properties officeooo:rsid="005b5e33"/>
    </style:style>
    <style:style style:name="T66" style:family="text">
      <style:text-properties officeooo:rsid="005c230a"/>
    </style:style>
    <style:style style:name="T67" style:family="text">
      <style:text-properties officeooo:rsid="005cdc5a"/>
    </style:style>
    <style:style style:name="T68" style:family="text">
      <style:text-properties officeooo:rsid="005dc76c"/>
    </style:style>
    <style:style style:name="T69" style:family="text">
      <style:text-properties officeooo:rsid="005e7831"/>
    </style:style>
    <style:style style:name="T70" style:family="text">
      <style:text-properties officeooo:rsid="005ff1c8"/>
    </style:style>
    <style:style style:name="T71" style:family="text">
      <style:text-properties officeooo:rsid="0061f017"/>
    </style:style>
    <style:style style:name="T72" style:family="text">
      <style:text-properties officeooo:rsid="0062a092"/>
    </style:style>
    <style:style style:name="T73" style:family="text">
      <style:text-properties officeooo:rsid="0064cb8e"/>
    </style:style>
    <style:style style:name="T74" style:family="text">
      <style:text-properties officeooo:rsid="0065675d"/>
    </style:style>
    <style:style style:name="T75" style:family="text">
      <style:text-properties officeooo:rsid="0068fee6"/>
    </style:style>
    <style:style style:name="T76" style:family="text">
      <style:text-properties officeooo:rsid="006a28d2"/>
    </style:style>
    <style:style style:name="T77" style:family="text">
      <style:text-properties officeooo:rsid="006aaa9f"/>
    </style:style>
    <style:style style:name="T78" style:family="text">
      <style:text-properties officeooo:rsid="006b5751"/>
    </style:style>
    <style:style style:name="T79" style:family="text">
      <style:text-properties officeooo:rsid="006d48d3"/>
    </style:style>
    <style:style style:name="T80" style:family="text">
      <style:text-properties officeooo:rsid="006db127"/>
    </style:style>
    <style:style style:name="T81" style:family="text">
      <style:text-properties officeooo:rsid="006f38fa"/>
    </style:style>
    <style:style style:name="T82" style:family="text">
      <style:text-properties officeooo:rsid="0074831f"/>
    </style:style>
    <style:style style:name="T83" style:family="text">
      <style:text-properties officeooo:rsid="0075da15"/>
    </style:style>
    <style:style style:name="T84" style:family="text">
      <style:text-properties officeooo:rsid="0075e77a"/>
    </style:style>
    <style:style style:name="T85" style:family="text">
      <style:text-properties officeooo:rsid="0078d2eb"/>
    </style:style>
    <style:style style:name="T86" style:family="text">
      <style:text-properties officeooo:rsid="007a6046"/>
    </style:style>
    <style:style style:name="T87" style:family="text">
      <style:text-properties officeooo:rsid="007ca005"/>
    </style:style>
    <style:style style:name="T88" style:family="text">
      <style:text-properties officeooo:rsid="007ce3a2"/>
    </style:style>
    <style:style style:name="T89" style:family="text">
      <style:text-properties officeooo:rsid="00805b07"/>
    </style:style>
    <style:style style:name="T90" style:family="text">
      <style:text-properties officeooo:rsid="0081d85c"/>
    </style:style>
    <style:style style:name="T91" style:family="text">
      <style:text-properties officeooo:rsid="0084cbce"/>
    </style:style>
    <style:style style:name="T92" style:family="text">
      <style:text-properties officeooo:rsid="00886288"/>
    </style:style>
    <style:style style:name="T93" style:family="text">
      <style:text-properties officeooo:rsid="008e5395"/>
    </style:style>
    <style:style style:name="T94" style:family="text">
      <style:text-properties officeooo:rsid="008e658d"/>
    </style:style>
    <style:style style:name="T95" style:family="text">
      <style:text-properties officeooo:rsid="008ea6c6"/>
    </style:style>
    <style:style style:name="T96" style:family="text">
      <style:text-properties officeooo:rsid="008ff5d9"/>
    </style:style>
    <style:style style:name="T97" style:family="text">
      <style:text-properties officeooo:rsid="00912e62"/>
    </style:style>
    <style:style style:name="T98" style:family="text">
      <style:text-properties officeooo:rsid="009236d9"/>
    </style:style>
    <style:style style:name="T99" style:family="text">
      <style:text-properties officeooo:rsid="0093cdd5"/>
    </style:style>
    <style:style style:name="T100" style:family="text">
      <style:text-properties officeooo:rsid="00984c35"/>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9">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Contents_20_Heading">Оглавление</text:p>
          </text:index-title>
          <text:p text:style-name="P44"><text:a xlink:type="simple" xlink:href="#__RefHeading___Toc701_248757517" text:style-name="Index_20_Link" text:visited-style-name="Index_20_Link">Введение<text:tab/>2</text:a></text:p>
          <text:p text:style-name="P44"><text:a xlink:type="simple" xlink:href="#__RefHeading___Toc703_248757517" text:style-name="Index_20_Link" text:visited-style-name="Index_20_Link">Методы контроля схемы базы данных<text:tab/>3</text:a></text:p>
          <text:p text:style-name="P45"><text:a xlink:type="simple" xlink:href="#__RefHeading___Toc689_3806499097" text:style-name="Index_20_Link" text:visited-style-name="Index_20_Link">Инструменты для сравнения баз данных<text:tab/>3</text:a></text:p>
          <text:p text:style-name="P45"><text:a xlink:type="simple" xlink:href="#__RefHeading___Toc691_3806499097" text:style-name="Index_20_Link" text:visited-style-name="Index_20_Link">Object-Relational Mapping (ORM)<text:tab/>3</text:a></text:p>
          <text:p text:style-name="P46"><text:a xlink:type="simple" xlink:href="#__RefHeading___Toc978_1155787074" text:style-name="Index_20_Link" text:visited-style-name="Index_20_Link">Преимущества ORM<text:tab/>4</text:a></text:p>
          <text:p text:style-name="P46"><text:a xlink:type="simple" xlink:href="#__RefHeading___Toc980_1155787074" text:style-name="Index_20_Link" text:visited-style-name="Index_20_Link">Недостатки ORM<text:tab/>4</text:a></text:p>
          <text:p text:style-name="P46"><text:a xlink:type="simple" xlink:href="#__RefHeading___Toc982_1155787074" text:style-name="Index_20_Link" text:visited-style-name="Index_20_Link">Миграция в ORM<text:tab/>5</text:a></text:p>
          <text:p text:style-name="P46"><text:a xlink:type="simple" xlink:href="#__RefHeading___Toc984_1155787074" text:style-name="Index_20_Link" text:visited-style-name="Index_20_Link">Выводы по использованию ORM<text:tab/>5</text:a></text:p>
          <text:p text:style-name="P45"><text:a xlink:type="simple" xlink:href="#__RefHeading___Toc693_3806499097" text:style-name="Index_20_Link" text:visited-style-name="Index_20_Link">Версионные миграции<text:tab/>5</text:a></text:p>
          <text:p text:style-name="P46"><text:a xlink:type="simple" xlink:href="#__RefHeading___Toc705_248757517" text:style-name="Index_20_Link" text:visited-style-name="Index_20_Link">Преимущества версионных миграций<text:tab/>5</text:a></text:p>
          <text:p text:style-name="P46"><text:a xlink:type="simple" xlink:href="#__RefHeading___Toc707_248757517" text:style-name="Index_20_Link" text:visited-style-name="Index_20_Link">Недостатки версионных миграций<text:tab/>6</text:a></text:p>
          <text:p text:style-name="P46"><text:a xlink:type="simple" xlink:href="#__RefHeading___Toc986_1155787074" text:style-name="Index_20_Link" text:visited-style-name="Index_20_Link">Выводы по использованию версионных миграций<text:tab/>6</text:a></text:p>
          <text:p text:style-name="P44"><text:a xlink:type="simple" xlink:href="#__RefHeading___Toc709_248757517" text:style-name="Index_20_Link" text:visited-style-name="Index_20_Link">Методы анализа версионных миграций<text:tab/>7</text:a></text:p>
          <text:p text:style-name="P45"><text:a xlink:type="simple" xlink:href="#__RefHeading___Toc1159_2450641145" text:style-name="Index_20_Link" text:visited-style-name="Index_20_Link">Статический анализ<text:tab/>7</text:a></text:p>
          <text:p text:style-name="P45"><text:a xlink:type="simple" xlink:href="#__RefHeading___Toc1161_2450641145" text:style-name="Index_20_Link" text:visited-style-name="Index_20_Link">Динамический анализ<text:tab/>7</text:a></text:p>
          <text:p text:style-name="P46"><text:a xlink:type="simple" xlink:href="#__RefHeading___Toc1163_2450641145" text:style-name="Index_20_Link" text:visited-style-name="Index_20_Link">Интеграционное тестирование<text:tab/>8</text:a></text:p>
          <text:p text:style-name="P46"><text:a xlink:type="simple" xlink:href="#__RefHeading___Toc1165_2450641145" text:style-name="Index_20_Link" text:visited-style-name="Index_20_Link">Автоматическое тестирование<text:tab/>8</text:a></text:p>
          <text:p text:style-name="P44"><text:a xlink:type="simple" xlink:href="#__RefHeading___Toc1404_4101720754" text:style-name="Index_20_Link" text:visited-style-name="Index_20_Link">Автоматическое тестирование версионных миграций<text:tab/>9</text:a></text:p>
          <text:p text:style-name="P46"><text:a xlink:type="simple" xlink:href="#__RefHeading___Toc1406_4101720754" text:style-name="Index_20_Link" text:visited-style-name="Index_20_Link">Создание тестовых сценариев<text:tab/>9</text:a></text:p>
          <text:p text:style-name="P46"><text:a xlink:type="simple" xlink:href="#__RefHeading___Toc1408_4101720754" text:style-name="Index_20_Link" text:visited-style-name="Index_20_Link">Генерация тестовых данных<text:tab/>9</text:a></text:p>
          <text:p text:style-name="P46"><text:a xlink:type="simple" xlink:href="#__RefHeading___Toc1410_4101720754" text:style-name="Index_20_Link" text:visited-style-name="Index_20_Link">Запуск тестовых сценариев<text:tab/>10</text:a></text:p>
          <text:p text:style-name="P46"><text:a xlink:type="simple" xlink:href="#__RefHeading___Toc1412_4101720754" text:style-name="Index_20_Link" text:visited-style-name="Index_20_Link">Анализ результатов тестирования<text:tab/>10</text:a></text:p>
          <text:p text:style-name="P44"><text:a xlink:type="simple" xlink:href="#__RefHeading___Toc713_248757517" text:style-name="Index_20_Link" text:visited-style-name="Index_20_Link">Генерация данных<text:tab/>11</text:a></text:p>
          <text:p text:style-name="P46"><text:a xlink:type="simple" xlink:href="#__RefHeading___Toc1424_3382592886" text:style-name="Index_20_Link" text:visited-style-name="Index_20_Link">Виды динамического арбитража в PostgreSQL<text:tab/>11</text:a></text:p>
          <text:p text:style-name="P46"><text:a xlink:type="simple" xlink:href="#__RefHeading___Toc1466_1236081480" text:style-name="Index_20_Link" text:visited-style-name="Index_20_Link">Статический арбитраж<text:tab/>12</text:a></text:p>
          <text:p text:style-name="P46"><text:a xlink:type="simple" xlink:href="#__RefHeading___Toc1426_3382592886" text:style-name="Index_20_Link" text:visited-style-name="Index_20_Link">Условие CHECK<text:tab/>12</text:a></text:p>
          <text:p text:style-name="P46"><text:a xlink:type="simple" xlink:href="#__RefHeading___Toc1468_1236081480" text:style-name="Index_20_Link" text:visited-style-name="Index_20_Link">Проблема согласованности данных<text:tab/>12</text:a></text:p>
          <text:p text:style-name="P46"><text:a xlink:type="simple" xlink:href="#__RefHeading___Toc1470_1236081480" text:style-name="Index_20_Link" text:visited-style-name="Index_20_Link">Генерация без записи в базу данных<text:tab/>12</text:a></text:p>
          <text:p text:style-name="P45"><text:a xlink:type="simple" xlink:href="#__RefHeading___Toc721_248757517" text:style-name="Index_20_Link" text:visited-style-name="Index_20_Link">Принцип генерации данных через определение набора требований<text:tab/>13</text:a></text:p>
          <text:p text:style-name="P46"><text:a xlink:type="simple" xlink:href="#__RefHeading___Toc723_248757517" text:style-name="Index_20_Link" text:visited-style-name="Index_20_Link">Определение множества значений для генерируемых данных<text:tab/>14</text:a></text:p>
          <text:p text:style-name="P45"><text:a xlink:type="simple" xlink:href="#__RefHeading___Toc715_248757517" text:style-name="Index_20_Link" text:visited-style-name="Index_20_Link">Порядок вставки генерируемых данных<text:tab/>14</text:a></text:p>
          <text:p text:style-name="P46"><text:a xlink:type="simple" xlink:href="#__RefHeading___Toc717_248757517" text:style-name="Index_20_Link" text:visited-style-name="Index_20_Link">Циклически связанные таблицы<text:tab/>14</text:a></text:p>
          <text:p text:style-name="P46"><text:a xlink:type="simple" xlink:href="#__RefHeading___Toc719_248757517" text:style-name="Index_20_Link" text:visited-style-name="Index_20_Link">Вставка данных без учета циклов<text:tab/>15</text:a></text:p>
          <text:p text:style-name="P46"><text:a xlink:type="simple" xlink:href="#__RefHeading___Toc725_248757517" text:style-name="Index_20_Link" text:visited-style-name="Index_20_Link">Ограничение CHECK<text:tab/>15</text:a></text:p>
          <text:p text:style-name="P45"><text:a xlink:type="simple" xlink:href="#__RefHeading___Toc727_248757517" text:style-name="Index_20_Link" text:visited-style-name="Index_20_Link">Генерация данных на основе шаблонных процессоров<text:tab/>16</text:a></text:p>
          <text:p text:style-name="P45"><text:a xlink:type="simple" xlink:href="#__RefHeading___Toc921_248757517" text:style-name="Index_20_Link" text:visited-style-name="Index_20_Link">Этапы генерации данных<text:tab/>17</text:a></text:p>
          <text:p text:style-name="P44"><text:a xlink:type="simple" xlink:href="#__RefHeading___Toc729_248757517_%D0%9A%D0%BE%D0%BF%D0%B8%D1%8F_1" text:style-name="Index_20_Link" text:visited-style-name="Index_20_Link">Система автоматического тестирования версионных миграций<text:tab/>18</text:a></text:p>
          <text:p text:style-name="P45"><text:a xlink:type="simple" xlink:href="#__RefHeading___Toc923_248757517" text:style-name="Index_20_Link" text:visited-style-name="Index_20_Link">Основные этапы работы программы<text:tab/>18</text:a></text:p>
        </text:index-body>
      </text:table-of-content>
      <text:h text:style-name="P58" text:outline-level="2"/>
      <text:h text:style-name="P18" text:outline-level="1"><text:bookmark-start text:name="__RefHeading___Toc701_248757517"/>Введение<text:bookmark-end text:name="__RefHeading___Toc701_248757517"/></text:h>
      <text:p text:style-name="P20">Можно</text:p>
      <text:p text:style-name="P20">осуществляется</text:p>
      <text:p text:style-name="P20">без деепричастных</text:p>
      <text:p text:style-name="P20">так же -- заменить</text:p>
      <text:p text:style-name="P20">является</text:p>
      <text:p text:style-name="P20">представляют собой -- аккуратно</text:p>
      <text:p text:style-name="P20">это — как заменять</text:p>
      <text:p text:style-name="P20">однако — слишком часто</text:p>
      <text:p text:style-name="P20">выше ниже — убрать</text:p>
      <text:p text:style-name="P20">колонки — столбцы — атрибуты</text:p>
      <text:p text:style-name="P20">я, мы — лишнее. Обезличенные предложения</text:p>
      <text:p text:style-name="P20"/>
      <text:p text:style-name="P20"><text:tab/><text:span text:style-name="T12">Б</text:span>ольшинство клиентских и серверных приложений используют базы данных для хранения, управления и обработки данных. Базы данных помогают организовать информацию и обеспечить ее доступность и целостность. Существует несколько типов баз данных, но реляционные базы данных одни из самых распространенных.</text:p>
      <text:p text:style-name="P20"><text:tab/>PostgreSQL - это одна из <text:span text:style-name="T16">самых </text:span>популярных реляционных баз данных с открытым исходным кодом и внушительной документацией, что делает её привлекательной для <text:span text:style-name="T17">многих </text:span>проектов, использующих реляционные базы данных.</text:p>
      <text:p text:style-name="P20"><text:tab/>При разработке приложений <text:span text:style-name="T18">периодически </text:span>возникает необходимость изменять их внутреннюю логику и <text:span text:style-name="T73">схему</text:span> базы данных. Для контроля изменений в базе данных широко <text:span text:style-name="T13">распространена</text:span><text:span text:style-name="T12"> практика использования</text:span> версионны<text:span text:style-name="T12">х</text:span> миграци<text:span text:style-name="T12">й</text:span>. </text:p>
      <text:p text:style-name="P20"><text:tab/>Версионные миграции — это метод управления изменениями в <text:span text:style-name="T73">схем</text:span>е базы данных, который позволяет контролировать и отслеживать изменения в базе данных так же, как это делается с кодом приложения при использовании систем контроля версий, <text:span text:style-name="T14">например, Git</text:span>. Версионные миграции — <text:span text:style-name="T39">это</text:span> набор SQL-<text:span text:style-name="T39">скриптов</text:span>, которые содержат инструкции для создания, изменения или удаления таблиц, индексов, ограничений, хранимых процедур и других объектов базы данных. Каждый скрипт имеет уникальный номер версии, который позволяет отслеживать порядок их применения к базе данных.</text:p>
      <text:p text:style-name="P20"><text:tab/>При использовании версионных миграций разработчик может легко откатывать изменения, вносить новые и проверять их работоспособность на разных версиях базы данных. Это позволяет избежать ошибок при обновлении базы данных и сохранить целостность данных. Версионные миграции также использ<text:span text:style-name="T14">уются</text:span> для автоматического обновления базы данных при <text:span text:style-name="T15">развертывании</text:span> новых версий приложения.</text:p>
      <text:h text:style-name="P21" text:outline-level="1"><text:bookmark-start text:name="__RefHeading___Toc703_248757517"/>Методы контроля <text:span text:style-name="T73">схемы</text:span> базы данных<text:bookmark-end text:name="__RefHeading___Toc703_248757517"/></text:h>
      <text:list xml:id="list1323820227" text:style-name="WWNum1">
        <text:list-item>
          <text:list>
            <text:list-item>
              <text:h text:style-name="P60" text:outline-level="2"><text:bookmark-start text:name="__RefHeading___Toc689_3806499097"/><text:span text:style-name="T69">Инструменты для с</text:span>равнени<text:span text:style-name="T69">я</text:span> баз данных<text:bookmark-end text:name="__RefHeading___Toc689_3806499097"/></text:h>
            </text:list-item>
          </text:list>
        </text:list-item>
      </text:list>
      <text:p text:style-name="Text_20_body"><text:tab/><text:span text:style-name="T29">Существуют промышленные инструменты для сравнения и синхронизации схем и данных, наприм</text:span><text:span text:style-name="T7">ер Red Gate SQL Compare, </text:span><text:span text:style-name="T21">ApexSQL Diff, dbForge Schema Compare for MySQL и т.д. Они позволяют сравнивать базы данных разных типов, включая SQL Server, Oracle, MySQL, PostgreSQL и т. д.</text:span></text:p>
      <text:p text:style-name="P29"><text:tab/>Метод сравнения баз данных может быть полезен в случаях, когда необходимо быстро обновить схему базы данных или выявить ошибки при переносе базы данных на другой сервер. Однако, при использовании этого метода необходимо учитывать, что он может привести к потере данных или нарушению целостности базы данных.</text:p>
      <text:p text:style-name="P28"><text:span text:style-name="T21"><text:tab/></text:span><text:span text:style-name="T22">Такие </text:span><text:span text:style-name="T23">продукты</text:span><text:span text:style-name="T22"> используются не как часть разрабатываемого приложения, а скорее как </text:span><text:span text:style-name="T23">инструмент для</text:span><text:span text:style-name="T22"> ручной работы с базами данных.</text:span></text:p>
      <text:list xml:id="list94014235379295" text:continue-numbering="true" text:style-name="WWNum1">
        <text:list-item>
          <text:list>
            <text:list-item>
              <text:h text:style-name="P61" text:outline-level="2"><text:bookmark-start text:name="__RefHeading___Toc691_3806499097"/>Object-Relational Mapping <text:span text:style-name="T30">(ORM)</text:span><text:bookmark-end text:name="__RefHeading___Toc691_3806499097"/></text:h>
            </text:list-item>
          </text:list>
        </text:list-item>
      </text:list>
      <text:p text:style-name="P22"><text:span text:style-name="T30"><text:tab/>Э</text:span>то метод, который позволяет использовать объектно-ориентированный подход при работе с реляционными базами данных. <text:span text:style-name="T40">Такая технология </text:span>связывает объекты программного кода с таблицами базы данных и автоматически выполняет операции чтения и записи данных между объектами и базой данных.</text:p>
      <text:p text:style-name="P22"><text:tab/>ORM-фреймворки обычно используются для упрощения разработки приложений и уменьшения количества кода, необходимого для работы с базами данных. Некоторые из наиболее популярных ORM-фреймворков включают в себя Hibernate, Entity Framework, Django ORM, Ruby on Rails ActiveRecord и др.</text:p>
      <text:p text:style-name="P22"><text:tab/>Принцип работы ORM-фреймворков состоит в следующем:</text:p>
      <text:list text:style-name="L1">
        <text:list-item>
          <text:p text:style-name="P82">Определение модели данных.</text:p>
          <text:p text:style-name="P82"><text:span text:style-name="T73">Обычно для определения модели данных создаются классы</text:span>, каждый из которых соответствует <text:span text:style-name="T73">конкретной сущности в </text:span>баз<text:span text:style-name="T73">е</text:span> данных.</text:p>
        </text:list-item>
        <text:list-item>
          <text:p text:style-name="P82">Создание отображения.</text:p>
          <text:p text:style-name="P82"><text:span text:style-name="T33">Использование аннотаций или конфигурационных файлов,</text:span> которые описывают соответствие между полями класса и <text:span text:style-name="T51">колонками </text:span>таблицы.</text:p>
        </text:list-item>
        <text:list-item>
          <text:p text:style-name="P82">Выполнение операций с базой данных.</text:p>
          <text:p text:style-name="P82">ORM-фреймворки предоставляют API для выполнения <text:span text:style-name="T33">операций чтения, записи, изменения и удаления данных</text:span>, которые <text:span text:style-name="T33">избавляют разработчика от</text:span> необходимости написания SQL-запросов.</text:p>
        </text:list-item>
        <text:list-item>
          <text:p text:style-name="P82">Управление транзакциями.</text:p>
          <text:p text:style-name="P82">ORM-фреймворки также позволяют управлять транзакциями, что позволяет гарантировать целостность данных при выполнении операций чтения и записи.</text:p>
        </text:list-item>
      </text:list>
      <text:p text:style-name="P22"><text:soft-page-break/></text:p>
      <text:list xml:id="list94014522769675" text:continue-list="list94014235379295" text:style-name="WWNum1">
        <text:list-item>
          <text:list>
            <text:list-item>
              <text:list>
                <text:list-item>
                  <text:h text:style-name="P68" text:outline-level="3"><text:bookmark-start text:name="__RefHeading___Toc978_1155787074"/>Преимущества ORM<text:bookmark-end text:name="__RefHeading___Toc978_1155787074"/></text:h>
                </text:list-item>
              </text:list>
            </text:list-item>
          </text:list>
        </text:list-item>
      </text:list>
      <text:p text:style-name="P23">При использовании ORM есть несколько преимуществ:</text:p>
      <text:list text:style-name="L2">
        <text:list-item>
          <text:p text:style-name="P99">Упрощение разработки.</text:p>
          <text:p text:style-name="P99"><text:span text:style-name="T34">Объектно-ориентированный подход к работе с базой данных </text:span>упр<text:span text:style-name="T34">ощает</text:span> процесс разработки.</text:p>
        </text:list-item>
        <text:list-item>
          <text:p text:style-name="P99">Безопасность.</text:p>
          <text:p text:style-name="P99"><text:span text:style-name="T34">Повышает безопасность работы с базой данных, предотвращая </text:span>SQL-инъекции и другие атаки на базу данных.</text:p>
        </text:list-item>
        <text:list-item>
          <text:p text:style-name="P99">Абстрагирование базы данных.</text:p>
          <text:p text:style-name="P99"><text:span text:style-name="T35">Д</text:span>етали работы с базой данных <text:span text:style-name="T35">скрыты от разработчика</text:span>, что позволяет сосредоточиться на бизнес-логике приложения.</text:p>
        </text:list-item>
        <text:list-item>
          <text:p text:style-name="P99">Переносимость.</text:p>
          <text:p text:style-name="P100"><text:span text:style-name="T35">Логика работы </text:span><text:span text:style-name="T34">ORM </text:span><text:span text:style-name="T35">не привязана к конкретной базе данных и </text:span><text:span text:style-name="T34">обеспечивает </text:span>переносимость приложения между различными СУБД.</text:p>
        </text:list-item>
        <text:list-item>
          <text:p text:style-name="P99">Улучшение производительности.</text:p>
          <text:p text:style-name="P99"><text:span text:style-name="T36">В некоторых случаях </text:span>ORM оптимизир<text:span text:style-name="T34">ует</text:span> запросы к базе данных и улуч<text:span text:style-name="T34">шает</text:span> производительность приложения.</text:p>
        </text:list-item>
        <text:list-item>
          <text:p text:style-name="P99">Уменьшение объема кода.</text:p>
          <text:p text:style-name="P101">За счет внутренней логики ORM-фреймворка снижается количество кода, необходимого для работы с базой данных.</text:p>
        </text:list-item>
      </text:list>
      <text:list xml:id="list94015945779016" text:continue-list="list94014522769675" text:style-name="WWNum1">
        <text:list-item>
          <text:list>
            <text:list-item>
              <text:list>
                <text:list-item>
                  <text:h text:style-name="Heading_20_3" text:outline-level="3"><text:bookmark-start text:name="__RefHeading___Toc980_1155787074"/>Недостатки ORM<text:bookmark-end text:name="__RefHeading___Toc980_1155787074"/></text:h>
                </text:list-item>
              </text:list>
            </text:list-item>
          </text:list>
        </text:list-item>
      </text:list>
      <text:p text:style-name="Text_20_body">При миграции средствами ORM могут возникнуть следующие проблемы:</text:p>
      <text:list text:style-name="L3">
        <text:list-item>
          <text:p text:style-name="P83">Сложность настройки.</text:p>
          <text:p text:style-name="P83"><text:span text:style-name="T36">При работе с большими и сложными базами данных сложность настройки </text:span>ORM <text:span text:style-name="T36">возрастает.</text:span></text:p>
        </text:list-item>
        <text:list-item>
          <text:p text:style-name="P83">Потеря производительности.</text:p>
          <text:p text:style-name="P83">ORM потребля<text:span text:style-name="T36">ет </text:span>больше ресурсов, чем прямая работа с базой данных.</text:p>
        </text:list-item>
        <text:list-item>
          <text:p text:style-name="P83">Ограничения функциональности.</text:p>
          <text:p text:style-name="P83"><text:span text:style-name="T36">По сравнению с непосредственной работой с базой данных</text:span> ORM име<text:span text:style-name="T36">ет</text:span> ограничения в функциональности.</text:p>
        </text:list-item>
        <text:list-item>
          <text:p text:style-name="P85">Неэффективность запросов.</text:p>
          <text:p text:style-name="P85">Автоматически генерируемые запросы не всегда оптимальны.</text:p>
        </text:list-item>
        <text:list-item>
          <text:p text:style-name="P84">Риск возникновения ошибок</text:p>
          <text:p text:style-name="P84">ORM склонен к возникновению ошибок, таких как неверное соответствие типов данных или проблемы с транзакциями.</text:p>
        </text:list-item>
      </text:list>
      <text:list xml:id="list94014357404258" text:continue-list="list94015945779016" text:style-name="WWNum1">
        <text:list-item>
          <text:list>
            <text:list-item>
              <text:list>
                <text:list-item>
                  <text:h text:style-name="P69" text:outline-level="3"><text:bookmark-start text:name="__RefHeading___Toc982_1155787074"/><text:soft-page-break/>Миграция в ORM<text:bookmark-end text:name="__RefHeading___Toc982_1155787074"/></text:h>
                </text:list-item>
              </text:list>
            </text:list-item>
          </text:list>
        </text:list-item>
      </text:list>
      <text:p text:style-name="P24"><text:tab/><text:span text:style-name="T33">В контексте изменения </text:span><text:span text:style-name="T73">схемы</text:span><text:span text:style-name="T33"> базы данных ORM-фреймворки предоставляют <text:s/>разработчику два варианта миграции: автоматическая миграция, </text:span>которая <text:span text:style-name="T33">обеспечивается самим фреймворком, либо ручная миграция, когда логика изменения базы описывается в коде приложения.</text:span></text:p>
      <text:p text:style-name="P24"><text:tab/>Оба варианта имеют общие проблемы:</text:p>
      <text:list text:style-name="L4">
        <text:list-item>
          <text:p text:style-name="P102">Сложность отладки.</text:p>
          <text:p text:style-name="P102">При использовании ORM сложнее отслеживать и исправлять ошибки, так как ORM абстрагирует работу с базой данных и скрывает детали ее работы.</text:p>
        </text:list-item>
        <text:list-item>
          <text:p text:style-name="P102">Непредсказуемость запросов.</text:p>
          <text:p text:style-name="P102">Автоматически генерируемые запросы могут быть неоптимальными и некорректными, что приводит к плохой производительности и непредсказуемому поведению приложения.</text:p>
        </text:list-item>
      </text:list>
      <text:list xml:id="list94014605317399" text:continue-list="list94014357404258" text:style-name="WWNum1">
        <text:list-item>
          <text:list>
            <text:list-item>
              <text:list>
                <text:list-item>
                  <text:h text:style-name="P70" text:outline-level="3"><text:bookmark-start text:name="__RefHeading___Toc984_1155787074"/>Выводы по использованию ORM<text:bookmark-end text:name="__RefHeading___Toc984_1155787074"/></text:h>
                </text:list-item>
              </text:list>
            </text:list-item>
          </text:list>
        </text:list-item>
      </text:list>
      <text:p text:style-name="P24"><text:tab/>В целом, использование ORM следует рассматривать как инструмент для упрощения работы с базой данных, который может быть полезен в некоторых случаях, но <text:span text:style-name="T38">не представляет собой </text:span>универсальн<text:span text:style-name="T38">ое</text:span> решение для всех задач.</text:p>
      <text:list xml:id="list94015159766577" text:continue-numbering="true" text:style-name="WWNum1">
        <text:list-item>
          <text:list>
            <text:list-item>
              <text:h text:style-name="Heading_20_2" text:outline-level="2"><text:bookmark-start text:name="__RefHeading___Toc693_3806499097"/><text:span text:style-name="T28">Версионные миграции</text:span> <text:bookmark-end text:name="__RefHeading___Toc693_3806499097"/></text:h>
            </text:list-item>
          </text:list>
        </text:list-item>
      </text:list>
      <text:list xml:id="list1067489515" text:style-name="WWNum2">
        <text:list-item>
          <text:p text:style-name="P103"><text:tab/>Миграции — это процесс изменения <text:span text:style-name="T74">схемы</text:span> базы данных в приложении, который позволяет автоматически создавать и обновлять таблицы, поля и связи между ними. Миграции используются для <text:span text:style-name="T37">сохранения</text:span> версии базы данных и приме<text:span text:style-name="T37">нения</text:span> изменени<text:span text:style-name="T37">й</text:span> к уже существующей базе данных без необходимости ручного изменения её <text:span text:style-name="T74">схемы</text:span>. Это позволяет управлять эволюцией базы данных в приложении и упрощает внесение изменений. Обычно миграции описываются в специальных скриптах, которые содержат инструкции по созданию, изменению и удалению таблиц, полей и связей. При запуске миграций, система проверяет текущую версию базы данных и применяет только те изменения, которые отсутствуют в ней. Это позволяет избежать ошибок и конфликтов при обновлении базы данных. В целом, использование миграций — хорош<text:span text:style-name="T38">ая</text:span> практик<text:span text:style-name="T38">а</text:span> при разработке приложений, так как позволяет упростить процесс изменения <text:span text:style-name="T74">схемы</text:span> базы данных и сделать его более надежным и предсказуемым. <text:span text:style-name="T32">Миграции не ограничивают разработчика в использовании специфичных возможностей базы данных, н</text:span>о как и любой другой код, написанный человеком, миграции содержат ошибки<text:span text:style-name="T24">. Поэтому </text:span><text:span text:style-name="T37">миграции необходимо тщательно тестировать чтобы убедиться в корректности их работы.</text:span></text:p>
        </text:list-item>
      </text:list>
      <text:list xml:id="list94015034076484" text:continue-list="list94015159766577" text:style-name="WWNum1">
        <text:list-item>
          <text:list>
            <text:list-item>
              <text:list>
                <text:list-item>
                  <text:list>
                    <text:list-item>
                      <text:list>
                        <text:list-item>
                          <text:h text:style-name="P71" text:outline-level="3"><text:bookmark-start text:name="__RefHeading___Toc705_248757517"/><text:span text:style-name="T25">Преимущества версионных</text:span> миграций<text:bookmark-end text:name="__RefHeading___Toc705_248757517"/></text:h>
                        </text:list-item>
                      </text:list>
                    </text:list-item>
                  </text:list>
                </text:list-item>
              </text:list>
            </text:list-item>
          </text:list>
        </text:list-item>
      </text:list>
      <text:p text:style-name="P27"><text:span text:style-name="T6"><text:tab/></text:span><text:span text:style-name="T8">Основные </text:span><text:span text:style-name="T9">плюсы</text:span><text:span text:style-name="T8"> использования миграций:</text:span></text:p>
      <text:list text:style-name="WWNum3">
        <text:list-item>
          <text:p text:style-name="P86"><text:soft-page-break/>Отслеживание изменений в базе данных.</text:p>
          <text:p text:style-name="P86">Миграции позволяют отслеживать все изменения, которые были внесены<text:span text:style-name="T5"> </text:span><text:span text:style-name="T4">в неё</text:span>. Это упрощает процесс разработки и сопровождения приложения.</text:p>
        </text:list-item>
        <text:list-item>
          <text:p text:style-name="P86">Легкость масштабирования.</text:p>
          <text:p text:style-name="P86">Миграции позволяют легко масштабировать базу данных при необходимости.</text:p>
        </text:list-item>
        <text:list-item>
          <text:p text:style-name="P86">Работа в команде.</text:p>
          <text:p text:style-name="P86">Использование миграций позволяет легко работать в команде над общим проектом. Каждый разработчик может создавать свои миграции, которые затем будут объединены в одну последовательность.</text:p>
        </text:list-item>
      </text:list>
      <text:list xml:id="list94015462006975" text:continue-list="list94015034076484" text:style-name="WWNum1">
        <text:list-item>
          <text:list>
            <text:list-item>
              <text:list>
                <text:list-item>
                  <text:list>
                    <text:list-item>
                      <text:list>
                        <text:list-item>
                          <text:h text:style-name="P71" text:outline-level="3"><text:bookmark-start text:name="__RefHeading___Toc707_248757517"/><text:span text:style-name="T3">Н</text:span><text:span text:style-name="T2">едостатки </text:span><text:span text:style-name="T3">версионных </text:span><text:span text:style-name="T2">миграций</text:span><text:bookmark-end text:name="__RefHeading___Toc707_248757517"/></text:h>
                        </text:list-item>
                      </text:list>
                    </text:list-item>
                  </text:list>
                </text:list-item>
              </text:list>
            </text:list-item>
          </text:list>
        </text:list-item>
      </text:list>
      <text:p text:style-name="P10"><text:tab/><text:span text:style-name="T25">Н</text:span>аиболее распространенны<text:span text:style-name="T25">е</text:span> <text:span text:style-name="T31">минусы</text:span> версионны<text:span text:style-name="T25">х</text:span> миграци<text:span text:style-name="T25">й</text:span>:</text:p>
      <text:list text:style-name="WWNum4">
        <text:list-item>
          <text:p text:style-name="P89">Потеря данных.</text:p>
          <text:p text:style-name="P87">При неправильном использовании миграций <text:span text:style-name="T26">или из за ошибки в исходном коде может произойти потеря данных.</text:span></text:p>
        </text:list-item>
        <text:list-item>
          <text:p text:style-name="P87">Проблемы с производительностью.</text:p>
          <text:p text:style-name="P90">При недостаточной оптимизации миграций они могут привести к проблемам с производительностью приложения.</text:p>
        </text:list-item>
        <text:list-item>
          <text:p text:style-name="P87">Сложности с <text:span text:style-name="T26">возвратом к предыдущему состоянию.</text:span></text:p>
          <text:p text:style-name="P87"><text:span text:style-name="T26">Если миграция завершилась с ошибкой</text:span>, <text:span text:style-name="T26">то</text:span> может потребоваться <text:span text:style-name="T26">возврат</text:span> <text:span text:style-name="T26">к исходному состоянию</text:span>. Однако, если миграции не были правильно написаны, то <text:span text:style-name="T26">откат </text:span>может оказаться сложным или даже невозможным.</text:p>
        </text:list-item>
        <text:list-item>
          <text:p text:style-name="P88">Проблемы безопасности.</text:p>
          <text:p text:style-name="P91"><text:span text:style-name="T19">При некорр</text:span><text:span text:style-name="T20">ектном</text:span><text:span text:style-name="T19"> исп</text:span><text:span text:style-name="T20">ользовании миграций </text:span><text:span text:style-name="T19"><text:s/>могут быть </text:span><text:span text:style-name="T20">проблемы с безопасностью данных. </text:span>Например, <text:span text:style-name="T27">если при выполнении скрипта миграции имеется доступ </text:span>к конфиденциальным данным, <text:span text:style-name="T27">то это может</text:span> привести к <text:span text:style-name="T27">их </text:span>утечке.</text:p>
        </text:list-item>
      </text:list>
      <text:list xml:id="list94014374368380" text:continue-list="list94015462006975" text:style-name="WWNum1">
        <text:list-item>
          <text:list>
            <text:list-item>
              <text:list>
                <text:list-item>
                  <text:h text:style-name="P70" text:outline-level="3"><text:bookmark-start text:name="__RefHeading___Toc986_1155787074"/>Выводы по использованию версионных миграций<text:bookmark-end text:name="__RefHeading___Toc986_1155787074"/></text:h>
                </text:list-item>
              </text:list>
            </text:list-item>
          </text:list>
        </text:list-item>
      </text:list>
      <text:p text:style-name="Text_20_body"><text:tab/>В целом, использование версионных миграций является хорошей практикой для работы с базами данных в проектах любого масштаба. Однако, для успешного использования версионных миграций необходимо тщательно продумать их структуру и правильно организовать процесс работы с ними. <text:span text:style-name="T88">Например </text:span><text:span text:style-name="T55">для предотвращения ошибок в скриптах миграций принято использовать статические анализаторы кода, а сами миграции оборачивать в транзакции.</text:span></text:p>
      <text:h text:style-name="P30" text:outline-level="1"><text:bookmark-start text:name="__RefHeading___Toc709_248757517"/>Методы анализа версионных миграций<text:bookmark-end text:name="__RefHeading___Toc709_248757517"/></text:h>
      <text:list xml:id="list94015266801970" text:continue-list="list1067489515" text:style-name="WWNum2">
        <text:list-item>
          <text:p text:style-name="P104"><text:tab/><text:span text:style-name="T42">Существует несколько подходов для </text:span><text:span text:style-name="T43">предотвращения ошибок в</text:span><text:span text:style-name="T42"> версионных миграц</text:span><text:span text:style-name="T43">иях</text:span><text:span text:style-name="T42">: </text:span><text:span text:style-name="T44">статический и динамический анализ. Можно сгруппировать.</text:span></text:p>
        </text:list-item>
        <text:list-item>
          <text:p text:style-name="P106"><text:span text:style-name="T44"><text:tab/>С</text:span><text:span text:style-name="T41">труктурное тестирование неприменимо к базам данных, так как базы данных рассчитаны на взаимодействие посредством API и SQL запросов, а не прямого вмешательства во внутреннюю логику работы. Исходя из этого остается только <text:s/>функциональное тестирование методом «черного ящика».</text:span></text:p>
        </text:list-item>
      </text:list>
      <text:list xml:id="list94015398033974" text:continue-list="list94014374368380" text:style-name="WWNum1">
        <text:list-item>
          <text:list>
            <text:list-item>
              <text:h text:style-name="P62" text:outline-level="2"><text:bookmark-start text:name="__RefHeading___Toc1159_2450641145"/>Статический анализ<text:bookmark-end text:name="__RefHeading___Toc1159_2450641145"/></text:h>
            </text:list-item>
          </text:list>
        </text:list-item>
      </text:list>
      <text:p text:style-name="Text_20_body"><text:tab/>Это метод анализа программного кода, который не требует его выполнения. <text:s/>Статический анализатор может проверять синтаксис, структуру и логику программы, выявлять потенциальные ошибки, уязвимости безопасности, проблемы производительности и другие проблемы, которые могут возникнуть во время выполнения программы.</text:p>
      <text:p text:style-name="P34"><text:tab/><text:span text:style-name="T64">Статический анализ намного быстрее динамического, так как </text:span><text:span text:style-name="T69">не </text:span><text:span text:style-name="T64">требуется выполнять код для его проверки. Кроме того, статические анализаторы легко интегрируются в процесс разработки, что позволяет быстро выявлять и исправлять проблемы.</text:span></text:p>
      <text:p text:style-name="P34"><text:tab/><text:span text:style-name="T69">Но </text:span>статический анализ имеет свои ограничения. Например, он не может проверить, как код будет работать в конкретной среде или взаимодействовать с другими компонентами системы. Кроме того, <text:span text:style-name="T69">при статическом анализе возможны </text:span>ложно-положительные или ложноотрицательные результаты, что требует дополнительной проверки и анализа. <text:span text:style-name="T66">Важно отметить что статический анализ не влияет на динамический и наоборот.</text:span></text:p>
      <text:list xml:id="list94014628734806" text:continue-numbering="true" text:style-name="WWNum1">
        <text:list-item>
          <text:list>
            <text:list-item>
              <text:h text:style-name="P63" text:outline-level="2"><text:bookmark-start text:name="__RefHeading___Toc1161_2450641145"/>Динамический анализ<text:bookmark-end text:name="__RefHeading___Toc1161_2450641145"/></text:h>
            </text:list-item>
          </text:list>
        </text:list-item>
      </text:list>
      <text:p text:style-name="P32"><text:tab/>Динамический анализ скриптов миграций - это метод анализа, который позволяет проверить работу скрипта миграции в реальном времени. Это достигается путем запуска скрипта на тестовой базе данных и наблюдения за его выполнением.</text:p>
      <text:p text:style-name="P32"><text:tab/>При динамическом анализе скриптов миграций можно отслеживать, какие изменения происходят в базе данных в результате выполнения скрипта. Это позволяет разработчикам убедиться, что скрипт выполняет необходимые изменения и не приводит к нежелательным последствиям, таким как потеря данных или нарушение целостности базы данных.</text:p>
      <text:p text:style-name="P31"><text:tab/>Существует несколько подходов для <text:span text:style-name="T70">динамического </text:span>анализа скрип<text:span text:style-name="T70">тов</text:span> миграций:</text:p>
      <text:list text:style-name="L5">
        <text:list-item>
          <text:list>
            <text:list-item>
              <text:p text:style-name="P92">Мануальное тестирование.</text:p>
              <text:p text:style-name="P92"><text:soft-page-break/><text:span text:style-name="T61">Р</text:span>учное выполнение миграций на тестовой базе данных и проверк<text:span text:style-name="T61">а</text:span> результатов. Этот подход может быть полезен для простых миграций, но <text:span text:style-name="T61">крайне </text:span>неэффективен для сложных миграций.</text:p>
            </text:list-item>
            <text:list-item>
              <text:p text:style-name="P93"><text:span text:style-name="T63">И</text:span>нтеграционн<text:span text:style-name="T63">ое</text:span> тест<text:span text:style-name="T63">ирование</text:span>.</text:p>
              <text:p text:style-name="P93"><text:span text:style-name="T61">Такой подход использует тесты, которые проверяют</text:span>, что миграции работают <text:span text:style-name="T62">корректно</text:span> вместе с другими компонентами систем<text:span text:style-name="T65">ы.</text:span></text:p>
            </text:list-item>
            <text:list-item>
              <text:p text:style-name="P92">Автоматическое тестирование.</text:p>
              <text:p text:style-name="P92"><text:span text:style-name="T61">Н</text:span>аписание автоматических тестов для проверки миграций <text:span text:style-name="T61">и использование различных инструментов для генерации тестовых данных.</text:span></text:p>
            </text:list-item>
          </text:list>
        </text:list-item>
      </text:list>
      <text:p text:style-name="P33"><text:tab/><text:span text:style-name="T71">В</text:span>ыбор <text:span text:style-name="T66">способа динамического анализа </text:span>зависит от сложности миграций, доступных инструментов и особенностей проект<text:span text:style-name="T66">а. </text:span></text:p>
      <text:list xml:id="list94014516457167" text:continue-list="list94014628734806" text:style-name="WWNum1">
        <text:list-item>
          <text:list>
            <text:list-item>
              <text:list>
                <text:list-item>
                  <text:h text:style-name="P73" text:outline-level="3"><text:bookmark-start text:name="__RefHeading___Toc1163_2450641145"/>Интеграционное тестирование<text:bookmark-end text:name="__RefHeading___Toc1163_2450641145"/></text:h>
                </text:list-item>
              </text:list>
            </text:list-item>
          </text:list>
        </text:list-item>
      </text:list>
      <text:list xml:id="list94013959911557" text:continue-list="list94015266801970" text:style-name="WWNum2">
        <text:list-item>
          <text:p text:style-name="P105"><text:tab/><text:span text:style-name="T71">И</text:span>нтеграционное тестирование миграций индивидуальн<text:span text:style-name="T71">о</text:span> для каждой отдельной программы, потому что каждая программа имеет свою собственную архитектуру и способы взаимодействия между компонентами. <text:span text:style-name="T72">Интеграционные тесты выполняются на более высоком уровне, чем автоматические тесты, и предназначены для проверки работы всей системы в целом.</text:span></text:p>
        </text:list-item>
      </text:list>
      <text:list xml:id="list94014783973723" text:continue-list="list94014516457167" text:style-name="WWNum1">
        <text:list-item>
          <text:list>
            <text:list-item>
              <text:list>
                <text:list-item>
                  <text:h text:style-name="P74" text:outline-level="3"><text:bookmark-start text:name="__RefHeading___Toc1165_2450641145"/>Автоматическое тестирование<text:bookmark-end text:name="__RefHeading___Toc1165_2450641145"/></text:h>
                </text:list-item>
              </text:list>
            </text:list-item>
          </text:list>
        </text:list-item>
      </text:list>
      <text:p text:style-name="P37"><text:tab/>С другой стороны, автоматическое тестирование миграций зависит только от базы данных, <text:span text:style-name="T66">что делает такой подход более общим.</text:span> Автоматические тесты проверяют, что миграция корректно обновляет данные в базе данных и не нарушает целостность данных. При этом автоматические тесты могут быть применены к любой программе, <text:span text:style-name="T67">которая использует ту же</text:span> базу данных. <text:span text:style-name="T68">Автоматические тесты </text:span>не зависят от конкретной архитектуры или логики работы программы.</text:p>
      <text:h text:style-name="P35" text:outline-level="1"><text:bookmark-start text:name="__RefHeading___Toc1404_4101720754"/><text:span text:style-name="T93">Автоматическое тестирование<text:line-break/></text:span>версионных миграций<text:bookmark-end text:name="__RefHeading___Toc1404_4101720754"/></text:h>
      <text:p text:style-name="Text_20_body"><text:span text:style-name="T77"><text:tab/></text:span><text:span text:style-name="T76">П</text:span><text:span text:style-name="T75">одход динамического тестирования версионных миграций <text:s/></text:span><text:span text:style-name="T76">позволяет </text:span><text:span text:style-name="T75">абстрагироваться от взаимодействия </text:span><text:span text:style-name="T76">базы с </text:span><text:span text:style-name="T75">конечн</text:span><text:span text:style-name="T76">ым</text:span><text:span text:style-name="T75"> приложени</text:span><text:span text:style-name="T76">ем </text:span><text:span text:style-name="T78">и в обобщенном случае будет</text:span><text:span text:style-name="T77"> состоять из следующих этапов:</text:span></text:p>
      <text:list text:style-name="L6">
        <text:list-item>
          <text:p text:style-name="P94"><text:span text:style-name="T78">Создание</text:span> тестовых сценариев.</text:p>
        </text:list-item>
        <text:list-item>
          <text:p text:style-name="P94"><text:span text:style-name="T77">Генерация</text:span> тестовых данных.</text:p>
        </text:list-item>
        <text:list-item>
          <text:p text:style-name="P94">Запуск тестов<text:span text:style-name="T78">ых сценариев.</text:span></text:p>
        </text:list-item>
        <text:list-item>
          <text:p text:style-name="P94">Анализ результатов тестирования.</text:p>
        </text:list-item>
      </text:list>
      <text:list xml:id="list94014151361317" text:continue-list="list94014783973723" text:style-name="WWNum1">
        <text:list-item>
          <text:list>
            <text:list-item>
              <text:list>
                <text:list-item>
                  <text:h text:style-name="P75" text:outline-level="3"><text:bookmark-start text:name="__RefHeading___Toc1406_4101720754"/>Создание тестовых сценариев<text:bookmark-end text:name="__RefHeading___Toc1406_4101720754"/></text:h>
                </text:list-item>
              </text:list>
            </text:list-item>
          </text:list>
        </text:list-item>
      </text:list>
      <text:p text:style-name="P38"><text:tab/><text:span text:style-name="T78">В контексте тестирования миграций тестовый сценарий </text:span><text:span text:style-name="T84">всегда один — </text:span><text:span text:style-name="T78">это </text:span><text:span text:style-name="T84">применение следующего скрипта миграции к текущей базе, содержащей различные данные. </text:span><text:span text:style-name="T45">Проверяется корректность применения миграции на текущих данных. А данные генерируются исходя из набора предположений о возможных сочетаниях данных.</text:span></text:p>
      <text:p text:style-name="P40"><text:tab/>Допустим есть две связанные таблицы:</text:p>
      <text:p text:style-name="P3">CREATE TABLE a (</text:p>
      <text:p text:style-name="P39"><text:tab/>id SERIAL PRIMARY KEY</text:p>
      <text:p text:style-name="P4"><text:tab/>value INTEGER</text:p>
      <text:p text:style-name="P4">);</text:p>
      <text:p text:style-name="P4">CREATE TABLE b(</text:p>
      <text:p text:style-name="P4"><text:tab/><text:span text:style-name="T79">id SERIAL PRIMARY KEY</text:span></text:p>
      <text:p text:style-name="P4"><text:tab/>rel_a INTEGER REFERENCES a</text:p>
      <text:p text:style-name="P4">);</text:p>
      <text:p text:style-name="Text_20_body"><text:tab/><text:span text:style-name="T80">Пример тестовых сценариев для данных таблиц</text:span><text:span text:style-name="T79">:</text:span></text:p>
      <text:list text:style-name="L7">
        <text:list-item>
          <text:p text:style-name="P107">Наличие в таблице a записи с NULL значением.</text:p>
        </text:list-item>
        <text:list-item>
          <text:p text:style-name="P107">Наличие в таблице a записей со значением 0, 1, -1, MAXINT, MININT.</text:p>
        </text:list-item>
        <text:list-item>
          <text:p text:style-name="P107">Наличие в таблице b записи с NULL <text:span text:style-name="T83">значением </text:span>ссылк<text:span text:style-name="T83">и</text:span>.</text:p>
        </text:list-item>
        <text:list-item>
          <text:p text:style-name="P107">Наличие в таблице b записи со ссылкой на <text:span text:style-name="T81">запись в таблице a с </text:span>NULL значение<text:span text:style-name="T81">м</text:span>.</text:p>
        </text:list-item>
        <text:list-item>
          <text:p text:style-name="P107">Наличие в таблице b записи со ссылкой на<text:span text:style-name="T81"> запись в таблице a с </text:span><text:span text:style-name="T82">NOT </text:span>NULL значение<text:span text:style-name="T81">м</text:span>.</text:p>
        </text:list-item>
      </text:list>
      <text:list xml:id="list94015035754753" text:continue-list="list94014151361317" text:style-name="WWNum1">
        <text:list-item>
          <text:list>
            <text:list-item>
              <text:list>
                <text:list-item>
                  <text:list>
                    <text:list-item>
                      <text:h text:style-name="P76" text:outline-level="3"><text:bookmark-start text:name="__RefHeading___Toc1408_4101720754"/>Генерация тестовых данных<text:bookmark-end text:name="__RefHeading___Toc1408_4101720754"/></text:h>
                    </text:list-item>
                  </text:list>
                </text:list-item>
              </text:list>
            </text:list-item>
          </text:list>
        </text:list-item>
      </text:list>
      <text:p text:style-name="P38"><text:span text:style-name="T77"><text:tab/></text:span><text:span text:style-name="T84">В подходе автоматического тестирования принято генерировать тестовые данные для каждой отдельной проверки. При применении подхода автоматического тестирования к </text:span><text:span text:style-name="T85">версионным миграциям </text:span><text:span text:style-name="T84">тестируемым объектом является вся схема данных, а тестовым сценариям соответствуют отдельные записи и их сочетания. </text:span><text:soft-page-break/><text:span text:style-name="T84">Соответственно генерация данных должна выполняться один раз, для всех таблиц, находящихся в схеме.</text:span></text:p>
      <text:p text:style-name="P43"><text:tab/><text:span text:style-name="T84">В случае PostgreSQL </text:span><text:span text:style-name="T86">информация о схеме данных доступна для получения из служебных таблиц, таких как information_schema или pg_class. На основе этой информации возможно сгенерировать тестовые данные. Важно отметить, что</text:span><text:span text:style-name="T53"> не все </text:span><text:span text:style-name="T54">реальные </text:span><text:span text:style-name="T53">ограничения </text:span><text:span text:style-name="T54">данных </text:span><text:span text:style-name="T53">должны быть явно описаны</text:span><text:span text:style-name="T86"> в </text:span><text:span text:style-name="T87">базе</text:span><text:span text:style-name="T86">, некоторые </text:span><text:span text:style-name="T87">из них </text:span><text:span text:style-name="T86">обеспечиваются работой приложения, использующего эту базу данных. Например, добавление ограничения NOT NULL для </text:span><text:span text:style-name="T52">колонки</text:span><text:span text:style-name="T86"> не обязательно вызовет ошибку на реальной базе, если приложение не добавляло </text:span><text:span text:style-name="T52">записи с </text:span><text:span text:style-name="T86">NULL </text:span><text:span text:style-name="T52">значением</text:span><text:span text:style-name="T86">.</text:span></text:p>
      <text:list xml:id="list94015377163217" text:continue-numbering="true" text:style-name="WWNum1">
        <text:list-item>
          <text:list>
            <text:list-item>
              <text:list>
                <text:list-item>
                  <text:h text:style-name="P76" text:outline-level="3"><text:bookmark-start text:name="__RefHeading___Toc1410_4101720754"/>Запуск тестовых сценариев<text:bookmark-end text:name="__RefHeading___Toc1410_4101720754"/></text:h>
                </text:list-item>
              </text:list>
            </text:list-item>
          </text:list>
        </text:list-item>
      </text:list>
      <text:p text:style-name="P36"><text:tab/><text:span text:style-name="T84">При тестировании миграции тестовый сценарий будет всегда один — применение миграции следующей версии.</text:span></text:p>
      <text:list xml:id="list94014330297010" text:continue-numbering="true" text:style-name="WWNum1">
        <text:list-item>
          <text:list>
            <text:list-item>
              <text:list>
                <text:list-item>
                  <text:h text:style-name="Heading_20_3" text:outline-level="3"><text:bookmark-start text:name="__RefHeading___Toc1412_4101720754"/>Анали<text:span text:style-name="T81">з результатов тестирования</text:span><text:bookmark-end text:name="__RefHeading___Toc1412_4101720754"/></text:h>
                </text:list-item>
              </text:list>
            </text:list-item>
          </text:list>
        </text:list-item>
      </text:list>
      <text:p text:style-name="P41"><text:span text:style-name="T58"><text:tab/>Конечный результат тестирования — проверка корректности миграции. </text:span><text:span text:style-name="T59">Условно корректн</text:span><text:span text:style-name="T53">ой</text:span><text:span text:style-name="T59"> считается такая миграция, которая не вызывает ошибок при запуске и не нарушает целостность данных. Несмотря на то, что успешное применение скрипта может показаться достаточным условием корректности миграции и сохранения целостности данных, на деле это не всегда так. </text:span><text:span text:style-name="T60">Вс</text:span><text:span text:style-name="T59">егда существует определенный риск потери информации или ее неправильного изменения, но </text:span><text:span text:style-name="T60">некоторые</text:span><text:span text:style-name="T59"> ошибки практически невозможно отследить без ручной проверки.</text:span></text:p>
      <text:h text:style-name="P19" text:outline-level="1"><text:bookmark-start text:name="__RefHeading___Toc713_248757517"/>Генерация данных<text:bookmark-end text:name="__RefHeading___Toc713_248757517"/></text:h>
      <text:p text:style-name="P42"><text:tab/><text:span text:style-name="T46">Д</text:span><text:span text:style-name="T41">аже при наличии всей необходимой информации о находящихся в базе сущностях </text:span><text:span text:style-name="T46">генерация искусственных данных — нетривиальная задача. </text:span><text:span text:style-name="T47">Основные</text:span><text:span text:style-name="T46"> сложности вызывает динамический арбитраж, который может устанавливать динамические ограничения для данных, а также изменять их.</text:span></text:p>
      <text:p text:style-name="P42"/>
      <text:list xml:id="list94014308637074" text:continue-numbering="true" text:style-name="WWNum1">
        <text:list-item>
          <text:list>
            <text:list-item>
              <text:h text:style-name="P77" text:outline-level="3"><text:bookmark-start text:name="__RefHeading___Toc1424_3382592886"/>Виды динамического арбитража в PostgreSQL<text:bookmark-end text:name="__RefHeading___Toc1424_3382592886"/></text:h>
            </text:list-item>
          </text:list>
        </text:list-item>
      </text:list>
      <text:p text:style-name="P51">В контексте PostgreSQL возможны следующие динамические ограничения:</text:p>
      <text:list text:style-name="WWNum5">
        <text:list-item>
          <text:p text:style-name="P95">Триггеры (triggers) - это функции, которые вызываются автоматически при определенных событиях, таких как вставка, обновление или удаление строк из таблицы. В теле функции можно определить логику проверки и применения ограничений. <text:span text:style-name="T90">Пример создания триггера, </text:span>который запрещает вставку строк с определенным значением в колонке:</text:p>
        </text:list-item>
      </text:list>
      <text:p text:style-name="P5">CREATE FUNCTION check_value() RETURNS TRIGGER AS $$</text:p>
      <text:p text:style-name="P5">BEGIN</text:p>
      <text:p text:style-name="P5"><text:s text:c="4"/>IF NEW.column_name = 'forbidden_value' THEN</text:p>
      <text:p text:style-name="P5"><text:s text:c="8"/>RAISE EXCEPTION 'Value not allowed';</text:p>
      <text:p text:style-name="P5"><text:s text:c="4"/>END IF;</text:p>
      <text:p text:style-name="P5"><text:s text:c="4"/>RETURN NEW;</text:p>
      <text:p text:style-name="P5">END;</text:p>
      <text:p text:style-name="P5">$$ LANGUAGE plpgsql;</text:p>
      <text:p text:style-name="P5"/>
      <text:p text:style-name="P5">CREATE TRIGGER check_value_trigger BEFORE INSERT OR UPDATE ON table_name</text:p>
      <text:p text:style-name="P5">FOR EACH ROW EXECUTE PROCEDURE check_value();</text:p>
      <text:list text:style-name="WWNum6">
        <text:list-item>
          <text:p text:style-name="P96">Правила (rules) - это объекты базы данных, которые позволяют перехватывать запросы к таблице и изменять их результат. <text:span text:style-name="T90">Пример правила,</text:span> которое измен<text:span text:style-name="T90">яет</text:span> запрос на вставку стро<text:span text:style-name="T90">к:</text:span></text:p>
        </text:list-item>
      </text:list>
      <text:p text:style-name="P6">CREATE RULE insert_rule AS ON INSERT TO table_name</text:p>
      <text:p text:style-name="P6">WHERE (NEW.column_name = 'forbidden_value')</text:p>
      <text:p text:style-name="P6">DO INSTEAD</text:p>
      <text:p text:style-name="P6"><text:s text:c="4"/>RAISE EXCEPTION 'Value not allowed';</text:p>
      <text:list text:style-name="WWNum7">
        <text:list-item>
          <text:p text:style-name="P97">Генерируемые колонки (generated columns) - это колонки, значения которых вычисляются автоматически на основе значений других колонок в таблице. <text:span text:style-name="T92"><text:s/></text:span><text:span text:style-name="T90">Пример </text:span>генерируем<text:span text:style-name="T90">ой</text:span> колонк<text:span text:style-name="T90">и, которая</text:span><text:span text:style-name="T89"> </text:span>будет содержать результат проверки значения другой колонки:</text:p>
        </text:list-item>
      </text:list>
      <text:p text:style-name="P6">CREATE TABLE table_name (</text:p>
      <text:p text:style-name="P6"><text:s text:c="4"/>column1 INTEGER,</text:p>
      <text:p text:style-name="P6"><text:s text:c="4"/>column2 TEXT,</text:p>
      <text:p text:style-name="P6"><text:s text:c="4"/>is_value_allowed BOOLEAN GENERATED ALWAYS AS (column2 &lt;&gt; 'forbidden_value') STORED</text:p>
      <text:p text:style-name="P16">);</text:p>
      <text:p text:style-name="P11"><text:soft-page-break/><text:tab/>Эти способы могут использоваться вместе или отдельно для добавления динамических ограничений в PostgreSQL. Чтобы проверить логику <text:span text:style-name="T91">работы </text:span>динамическ<text:span text:style-name="T91">ого</text:span> <text:span text:style-name="T91">арбитража </text:span>нужно полностью повторить логику работы базы данных, потому что тел<text:span text:style-name="T91">о </text:span>триггера <text:span text:style-name="T91">составляет </text:span>SQL код, который <text:span text:style-name="T91">имеет доступ не только к одной таблице, но и к прочим объектам базы данных</text:span>. Правила (rules) и вовсе позволяют подменять результаты SELECT запросов. <text:span text:style-name="T56">Таким образом,</text:span><text:span text:style-name="T57"> сгенерировать абсолютно корректные данные не представляется возможным без реверс-инжиниринга базы данных.</text:span></text:p>
      <text:list xml:id="list94014365228926" text:continue-list="list94014308637074" text:style-name="WWNum1">
        <text:list-item>
          <text:list>
            <text:list-item>
              <text:list>
                <text:list-item>
                  <text:h text:style-name="P78" text:outline-level="3"><text:bookmark-start text:name="__RefHeading___Toc1466_1236081480"/>Статический арбитраж<text:bookmark-end text:name="__RefHeading___Toc1466_1236081480"/></text:h>
                </text:list-item>
              </text:list>
            </text:list-item>
          </text:list>
        </text:list-item>
      </text:list>
      <text:p text:style-name="P52">ТУДУ <text:span text:style-name="T100">unique</text:span></text:p>
      <text:p text:style-name="P53">Для UNIQUE индексов можно так же задавать произвольные условия, например</text:p>
      <text:p text:style-name="P53"/>
      <text:p text:style-name="Code">CREATE UNIQUE INDEX users_unique_idx ON users(email) WHERE deleted = false;</text:p>
      <text:list xml:id="list94015429099715" text:continue-numbering="true" text:style-name="WWNum1">
        <text:list-item>
          <text:list>
            <text:list-item>
              <text:list>
                <text:list-item>
                  <text:h text:style-name="P79" text:outline-level="3"><text:bookmark-start text:name="__RefHeading___Toc1426_3382592886"/><text:span text:style-name="T96">У</text:span>словие CHECK<text:bookmark-end text:name="__RefHeading___Toc1426_3382592886"/></text:h>
                </text:list-item>
              </text:list>
            </text:list-item>
          </text:list>
        </text:list-item>
        <text:list-item>
          <text:p text:style-name="P108"><text:tab/>Статический арбитраж тоже усложняет процесс генерации корректных данных, требуя наличия специфических ограничений, например условие CHECK позволяет <text:span text:style-name="T93">проверять </text:span>значени<text:span text:style-name="T93">я</text:span> отдельных колонок или целой записи. <text:span text:style-name="T93">Номинально </text:span><text:span text:style-name="T97">оно</text:span><text:span text:style-name="T93"> относится к статическому арбитражу, но </text:span><text:span text:style-name="T98">PostgreSQL позволяет</text:span><text:span text:style-name="T93"> использовать </text:span><text:span text:style-name="T98">внутри условия </text:span><text:span text:style-name="T93">любые функции, объявленные в базе данных. Таким образом условие CHECK практически не отличается по своей функциональности от триггера, и, соответственно, сложность проверки такого ограничения равна сложности проверки триггера.</text:span></text:p>
        </text:list-item>
        <text:list-item>
          <text:h text:style-name="P80" text:outline-level="3"><text:bookmark-start text:name="__RefHeading___Toc1468_1236081480"/>Проблема согласованности данных<text:bookmark-end text:name="__RefHeading___Toc1468_1236081480"/></text:h>
        </text:list-item>
      </text:list>
      <text:p text:style-name="P109"><text:tab/><text:span text:style-name="T93">Исходя из описания объектов базы данных в общем случае невозможно сгенерировать </text:span><text:span text:style-name="T94">искусственные </text:span><text:span text:style-name="T93">данные, которые </text:span><text:span text:style-name="T94">будут соответствовать реальным данным, которые добавляются в базу данных в результате работы приложения. </text:span><text:span text:style-name="T95">Если тестовые данные не согласованы с реальными, то в процессе тестирования будут возникать ложные ошибки. </text:span><text:span text:style-name="T48">Контролировать согласованность данных автоматически невозможно, потому что для этого требуется анализировать логику работы приложения.</text:span><text:span text:style-name="T19"/></text:p>
      <text:list xml:id="list94015517510040" text:continue-numbering="true" text:style-name="WWNum1">
        <text:list-item>
          <text:list>
            <text:list-item>
              <text:list>
                <text:list-item>
                  <text:h text:style-name="P81" text:outline-level="3"><text:bookmark-start text:name="__RefHeading___Toc1470_1236081480"/>Генерация без записи в базу данных<text:bookmark-end text:name="__RefHeading___Toc1470_1236081480"/><text:span text:style-name="T19"/></text:h>
                </text:list-item>
              </text:list>
            </text:list-item>
          </text:list>
        </text:list-item>
      </text:list>
      <text:p text:style-name="P26"><text:tab/><text:span text:style-name="T99">Е</text:span>сли отбросить идею создания абсолютно корректных данных, <text:span text:style-name="T99">то следует </text:span>ограничиться генерацией данных, не <text:span text:style-name="T99">записывая </text:span>в <text:span text:style-name="T99">базу</text:span>. Такой способ позволит устранять ошибки в <text:span text:style-name="T99">генерируемых</text:span> данных и не будет ограничивать разработчика в добавлении и изменении предложенных искусственных данных. В таком случае есть риск добавления изначально некорректных данных, но подобную ошибку может обнаружить только человек, который имеет доступ к структуре базы и представление о том, как клиентское приложение должно с ней взаимодействовать. <text:span text:style-name="T49">То есть </text:span><text:span text:style-name="T41">только ручная проверка может обнаружить некорректные данные, </text:span><text:span text:style-name="T50">которые </text:span><text:span text:style-name="T41">не </text:span><text:span text:style-name="T49">нарушаю</text:span><text:span text:style-name="T50">т</text:span><text:span text:style-name="T49"> </text:span><text:soft-page-break/><text:span text:style-name="T49">динамически</text:span><text:span text:style-name="T50">е</text:span><text:span text:style-name="T49"> ограничения и согласованность,</text:span><text:span text:style-name="T41"> предусмотренн</text:span><text:span text:style-name="T49">ую</text:span><text:span text:style-name="T41"> логикой работы приложения.</text:span></text:p>
      <text:list xml:id="list94015228365308" text:continue-numbering="true" text:style-name="WWNum1">
        <text:list-item>
          <text:list>
            <text:list-item>
              <text:h text:style-name="P65" text:outline-level="2"><text:bookmark-start text:name="__RefHeading___Toc721_248757517"/>Принцип генерации данных через определение набора требований <text:bookmark-end text:name="__RefHeading___Toc721_248757517"/></text:h>
            </text:list-item>
          </text:list>
        </text:list-item>
      </text:list>
      <text:p text:style-name="P49"><text:tab/> <text:span text:style-name="T100">Д</text:span>ля ограничения объема генерируемых данных следует определить набор требований, которым <text:span text:style-name="T100">они </text:span>должны удовлетворять. Это поможет учесть возможные состояния базы, вызывающие типичные ошибки. Например, для колонки типа REAL возможны значения Infinity, -Infinity, NaN, и если при обработке такой колонки не проверяются эти особые значения, то может возникнуть ошибка. Также другие типы данных имеют свои уникальные значения, требующие проверки. Для колонок с возможными NULL значениями лучше добавить NULL значение, чтобы проверить поведение скрипта миграции.</text:p>
      <text:p text:style-name="P49"><text:tab/>Так же может быть необходимым добавление более сложных требований, например наличие дублирующих записей для колонок, не содержащихся в UNIQUE индексе или требование на минимальное/максимальное количество генерируемых записей для таблицы.</text:p>
      <text:p text:style-name="P49"><text:tab/>Таким образом необходимо иметь возможность контролировать процесс генерации записей и расширять список требований для отдельных колонок и таблиц.</text:p>
      <text:p text:style-name="P50"><text:tab/>Рассмотрим следующую таблицу: </text:p>
      <text:p text:style-name="P7">CREATE TABLE persons (</text:p>
      <text:p text:style-name="P8"><text:tab/>id SERIAL PRIMARY KEY,</text:p>
      <text:p text:style-name="P8"><text:tab/>name VARCHAR(50) UNIQUE NOT NULL,</text:p>
      <text:p text:style-name="P8"><text:tab/>age INTEGER,</text:p>
      <text:p text:style-name="P8"><text:tab/>is_avaliable BOOLEAN NOT NULL</text:p>
      <text:p text:style-name="P9">);</text:p>
      <text:p text:style-name="P49"><text:tab/>Базовый список требований для неё будет выглядеть следующим образом: </text:p>
      <text:list xml:id="list2739388561" text:style-name="WWNum8">
        <text:list-item>
          <text:p text:style-name="P98">Проверка поля name на наличие пустой строки и строки длины 50.</text:p>
        </text:list-item>
      </text:list>
      <text:p text:style-name="P48">(2 записи)</text:p>
      <text:list xml:id="list94014614194502" text:continue-numbering="true" text:style-name="WWNum8">
        <text:list-item>
          <text:p text:style-name="P98">Проверка поля age на наличие значений 0, 1, -1, MAXINT, MININT, NULL.<text:line-break/>(6 записей)</text:p>
        </text:list-item>
        <text:list-item>
          <text:p text:style-name="P98">Проверка поля is_available на наличие значений True, False.</text:p>
        </text:list-item>
      </text:list>
      <text:p text:style-name="P48">(2 записи)</text:p>
      <text:list xml:id="list94014247560611" text:continue-numbering="true" text:style-name="WWNum8">
        <text:list-item>
          <text:p text:style-name="P98">Проверка на наличие записи, дублирующей значения колонок age и is_available, так как они не содержатся в UNIQUE индексе.</text:p>
        </text:list-item>
      </text:list>
      <text:p text:style-name="P48">(1 запись)</text:p>
      <text:p text:style-name="P49"><text:tab/>На основании этих требований можно сгенерировать от 6 частичных записей (если совмещать в одной записи требования для разных колонок) до 10 частичных записей <text:s/>(если не совмещать записи с требованиями). Под словами «частичная запись» подразумевается, что известны значения только нескольких колонок, например при <text:soft-page-break/>проверке поля name известно только значение этой колонки, а значения всех остальных колонок следует сгенерировать.</text:p>
      <text:p text:style-name="P49"><text:tab/>Таким образом, список требований будет формировать список частичных записей, которые будут дополняться генерируемыми данными и преобразовываться в SQL скрипт добавления данных.</text:p>
      <text:list xml:id="list94014949793000" text:continue-list="list94015228365308" text:style-name="WWNum1">
        <text:list-item>
          <text:list>
            <text:list-item>
              <text:list>
                <text:list-item>
                  <text:list>
                    <text:list-item>
                      <text:list>
                        <text:list-item>
                          <text:h text:style-name="P72" text:outline-level="3"><text:bookmark-start text:name="__RefHeading___Toc723_248757517"/>Определение множества значений для генерируемых данных<text:bookmark-end text:name="__RefHeading___Toc723_248757517"/></text:h>
                        </text:list-item>
                      </text:list>
                    </text:list-item>
                  </text:list>
                </text:list-item>
              </text:list>
            </text:list-item>
          </text:list>
        </text:list-item>
      </text:list>
      <text:p text:style-name="P49"/>
      <text:p text:style-name="P49"><text:s/><text:span text:style-name="T11">домен</text:span></text:p>
      <text:p text:style-name="P47"><text:tab/>При генерации значений столбца необходимо учитывать не только специфичные значения, но и более «обычные» варианты. Случайная генерация может привести к нежелательным результатам, поэтому лучше использовать заранее приготовленное множество значений для конкретного типа данных, либо итеративный подход для получения следующего значения.</text:p>
      <text:p text:style-name="P47"><text:tab/>Например, для колонки типа INTEGER с возможными NULL значениями будет определен следующий порядок генерируемых значений: NULL, 0, 1, -1, 2, -2, … . Для практически всех базовых типов postgresql можно применять итеративный подход для получения следующего допустимого значения. Однако для некоторых типов, таких как JSON, XML, VARCHAR, BYTEA, TEXT, CIDR, ARRAY, RANGE, DOMAIN, и нескольких других, нужно заранее определять множество допустимых значений, например с помощью конфигурационного файла.</text:p>
      <text:p text:style-name="P47"><text:tab/>В PostgreSQL также возможно добавление пользовательских типов, таких как ENUM, COMPOSITE и основанных на типах DOMAIN и RANGE, из которых только для ENUM можно использовать все возможные значения типа. Более того, можно добавить требование, чтобы все значения ENUM присутствовали в таблице.</text:p>
      <text:p text:style-name="P26"/>
      <text:list xml:id="list94015885055121" text:continue-numbering="true" text:style-name="WWNum1">
        <text:list-item>
          <text:list>
            <text:list-item>
              <text:h text:style-name="P66" text:outline-level="2"><text:bookmark-start text:name="__RefHeading___Toc715_248757517"/>Порядок вставки <text:s/>генерируемых данных<text:bookmark-end text:name="__RefHeading___Toc715_248757517"/></text:h>
            </text:list-item>
          </text:list>
        </text:list-item>
      </text:list>
      <text:p text:style-name="P26"><text:tab/>Существующие связи между таблицами не позволяют заполнять их в произвольном порядке, так как индексы гарантируют, что в базе не существует связей, <text:s/>которые ссылаются на ещё не добавленные данные. В общем виде связи между таблицами представляют собой направленный мультиграф, где направление обозначает связь между родительской и дочерней таблицей. То есть при заполнении таблиц нужно учитывать множественные связи между таблицами и циклически связанные таблицы.</text:p>
      <text:list xml:id="list94014062276367" text:continue-numbering="true" text:style-name="WWNum1">
        <text:list-item>
          <text:list>
            <text:list-item>
              <text:list>
                <text:list-item>
                  <text:list>
                    <text:list-item>
                      <text:list>
                        <text:list-item>
                          <text:h text:style-name="P71" text:outline-level="3"><text:bookmark-start text:name="__RefHeading___Toc717_248757517"/>Циклически связанные таблицы<text:bookmark-end text:name="__RefHeading___Toc717_248757517"/></text:h>
                        </text:list-item>
                      </text:list>
                    </text:list-item>
                  </text:list>
                </text:list-item>
              </text:list>
            </text:list-item>
          </text:list>
        </text:list-item>
      </text:list>
      <text:p text:style-name="Text_20_body"/>
      <text:p text:style-name="Text_20_body">Нарушения нормальных форм — переписать.</text:p>
      <text:p text:style-name="Text_20_body"/>
      <text:p text:style-name="Text_20_body"/>
      <text:p text:style-name="P26"><text:soft-page-break/><text:tab/>Важно отметить, что цикл из таблиц, <text:s/>связанных соотношением 1:N является вырожденным, так как в такой цикл невозможно добавить новые данные, если все таблицы изначально пустые. Работа с циклически связанными таблицами затруднительна и скорее всего является ошибкой проектирования.</text:p>
      <text:p text:style-name="P26"><text:tab/>Для демонстрации возможности создания циклически связанных таблиц со связями 1:N, можно рассмотреть следующий SQL-код:</text:p>
      <text:p text:style-name="P13"/>
      <text:p text:style-name="Code">CREATE TABLE a(id INTEGER PRIMARY KEY);<text:span text:style-name="T10"/></text:p>
      <text:p text:style-name="Code">CREATE TABLE b(id INTEGER PRIMARY KEY);<text:span text:style-name="T10"/></text:p>
      <text:p text:style-name="Code"/>
      <text:p text:style-name="Code">INSERT INTO b (id) VALUES (1);<text:span text:style-name="T10"/></text:p>
      <text:p text:style-name="Code">INSERT INTO a (id) VALUES (1);<text:span text:style-name="T10"/></text:p>
      <text:p text:style-name="Code"/>
      <text:p text:style-name="Code">ALTER TABLE a ADD COLUMN val_a INTEGER NOT NULL REFERENCES b(id) DEFAULT 1;<text:span text:style-name="T10"/></text:p>
      <text:p text:style-name="Code">ALTER TABLE b ADD COLUMN val_b INTEGER NOT NULL REFERENCES a(id) DEFAULT 1;<text:span text:style-name="T10"/></text:p>
      <text:p text:style-name="P12"/>
      <text:p text:style-name="P26"><text:tab/>Даже если в цикле есть хотя бы одна связь 0-1:N, где внешний ключ может быть NULL, целесообразность использования цикла все равно весьма сомнительна.<text:tab/></text:p>
      <text:p text:style-name="P26"><text:tab/>Таким образом я пришел к выводу что не нужно генерировать данные для циклически связанных таблиц — это не имеет смысла, потому что для взаимодействия с каждым циклом нужна своя уникальная логика.</text:p>
      <text:list xml:id="list94014907710335" text:continue-numbering="true" text:style-name="WWNum1">
        <text:list-item>
          <text:list>
            <text:list-item>
              <text:list>
                <text:list-item>
                  <text:list>
                    <text:list-item>
                      <text:list>
                        <text:list-item>
                          <text:h text:style-name="P71" text:outline-level="3"><text:bookmark-start text:name="__RefHeading___Toc719_248757517"/>Вставка данных без учета циклов<text:bookmark-end text:name="__RefHeading___Toc719_248757517"/></text:h>
                        </text:list-item>
                      </text:list>
                    </text:list-item>
                  </text:list>
                </text:list-item>
              </text:list>
            </text:list-item>
          </text:list>
        </text:list-item>
      </text:list>
      <text:p text:style-name="P26"><text:tab/>Если не рассматривать циклически связанные таблицы, то можно определить порядок обхода вершин. Можно использовать алгоритм обхода, похожий на поиск в глубину. Различие с оригинальным алгоритмом будет заключаться в том, что на последующей итерации не всегда будет выбираться смежная вершина. На каждой итерации алгоритма будет выбираться вершина, которая не имеет зависимостей от ещё не пройденных вершин. Таким образом, можно определить порядок заполнения таблиц при условии отсутствия циклических связей.</text:p>
      <text:list xml:id="list94014155478162" text:continue-numbering="true" text:style-name="WWNum1">
        <text:list-item>
          <text:list>
            <text:list-item>
              <text:h text:style-name="P67" text:outline-level="2"/>
              <text:list>
                <text:list-item>
                  <text:list>
                    <text:list-item>
                      <text:list>
                        <text:list-item>
                          <text:h text:style-name="P71" text:outline-level="3"><text:bookmark-start text:name="__RefHeading___Toc725_248757517"/>Ограничение CHECK<text:bookmark-end text:name="__RefHeading___Toc725_248757517"/></text:h>
                        </text:list-item>
                      </text:list>
                    </text:list-item>
                  </text:list>
                </text:list-item>
              </text:list>
            </text:list-item>
          </text:list>
        </text:list-item>
      </text:list>
      <text:p text:style-name="Text_20_body"><text:tab/>В настоящее время я не рассматриваю обработку ограничения CHECK, поскольку оно проявляет поведение, более близкое к динамическому арбитражу, чем к статическим ограничениям. Если в условии используется ограничение CHECK, то слишком сложно выделить множество возможных значений, удовлетворяющих этому условию. Кроме того, такое условие может обращаться сразу к нескольким колонкам, что также увеличивает сложность его обработки.</text:p>
      <text:list xml:id="list94014108170520" text:continue-numbering="true" text:style-name="WWNum1">
        <text:list-item>
          <text:list>
            <text:list-item>
              <text:list>
                <text:list-item>
                  <text:h text:style-name="P66" text:outline-level="2"><text:bookmark-start text:name="__RefHeading___Toc727_248757517"/><text:soft-page-break/>Генерация данных на основе шаблонных процессоров<text:bookmark-end text:name="__RefHeading___Toc727_248757517"/></text:h>
                </text:list-item>
              </text:list>
            </text:list-item>
          </text:list>
        </text:list-item>
      </text:list>
      <text:p text:style-name="Text_20_body"><text:tab/>Для каждой таблицы в PosttgreSQL можно получить полное описание её колонок, индексов, ограничений и внешних связей. На основе этих данных будет составлен базовый список требований к данным, генерируемым для каждой обрабатываемой таблицы. Этот список требований можно представить в виде составного шаблона для генерации записей.</text:p>
      <text:p text:style-name="Text_20_body"><text:tab/>Рассмотрим следующую таблицу:</text:p>
      <text:p text:style-name="Code">CREATE TABLE users (</text:p>
      <text:p text:style-name="Code"><text:s text:c="4"/>id SERIAL PRIMARY KEY, </text:p>
      <text:p text:style-name="Code"><text:s text:c="4"/>name VARCHAR(50) NOT NULL,</text:p>
      <text:p text:style-name="Code"><text:s text:c="4"/>age INT,</text:p>
      <text:p text:style-name="Code"><text:s text:c="4"/>email VARCHAR(100) UNIQUE,</text:p>
      <text:p text:style-name="Code"><text:s text:c="4"/>phone CHAR(10),</text:p>
      <text:p text:style-name="Code"><text:s text:c="4"/>is_active BOOLEAN DEFAULT true,</text:p>
      <text:p text:style-name="Code"><text:s text:c="4"/>created_at TIMESTAMP DEFAULT NOW(),</text:p>
      <text:p text:style-name="Code"><text:s text:c="4"/>updated_at TIMESTAMP,</text:p>
      <text:p text:style-name="Code"><text:s text:c="4"/>address TEXT,</text:p>
      <text:p text:style-name="Code"><text:s text:c="4"/>location_id INTEGER REFERENCES location(id)</text:p>
      <text:p text:style-name="Code">);</text:p>
      <text:p text:style-name="Code"/>
      <text:p text:style-name="Text_20_body"><text:tab/>Используя golang templates можно создать следующий шаблон, результатом обработки которого будет список записей, готовых для вставки в исходную таблицу:</text:p>
      <text:p text:style-name="Text_20_body"/>
      <text:p text:style-name="Text_20_body"><text:span text:style-name="T5">Я говорю про golang templates, потому что саму программу буду реализовывать именно на языке go, этот язык наиболее привычен для меня. Не принципиально использовать именно встроенный в язык golang шаблонный процессор, просто это хорошо знакомый мне инструмент.</text:span><text:span text:style-name="T5"/></text:p>
      <text:p text:style-name="P2"/>
      <text:p text:style-name="P14">{{check(name).values(«», makestrlen(50))}} — проверка на наличие записей</text:p>
      <text:p text:style-name="P14">{{check(age).values(0,1,-1,maxint,minint)}} — проверка на наличие записей</text:p>
      <text:p text:style-name="P14">{{check(is_active).all()}} — проверка на наличие всех записей</text:p>
      <text:p text:style-name="P14">{{check(phone).values(«»,makestrlen(10))}} — проверка на наличие записей</text:p>
      <text:p text:style-name="P14">{{check(created_at).values(default,now(), now().add(hour), now().sub(hour))}} — проверка на наличие записей. В том числе проверка с добавлением DEFAULT значения, которое заполняет база данных если не было передано конкретное значение</text:p>
      <text:p text:style-name="P14">{{check(updated_at).values(now(), now().add(hour), now().sub(hour))}} — проверка на наличие записей</text:p>
      <text:p text:style-name="P14">{{check(address).values(«», makestrlen(1024)}} — проверка на наличие записей</text:p>
      <text:p text:style-name="P14">{{check(localtion_id).all()}} — проверка на наличие всех возможных записей, учитывая записи, уже сгенерированные для таблицы location</text:p>
      <text:p text:style-name="P14">{{check(age,email,phone,is_active,created_at,updated_at,address,location_id).nulls()}} — проверка на наличие null записей в столбцах, где возможно null значение</text:p>
      <text:p text:style-name="P14">{{uniq(email)}} — добавление дублирующей записи для всех столбцов кроме id и email, которые содержатся в UNIQUE индексе</text:p>
      <text:p text:style-name="Code"/>
      <text:p text:style-name="Text_20_body"><text:soft-page-break/><text:tab/>Используя язык шаблонов можно задавать произвольные условия, используя особые функции языка шаблонов. Например для следующей таблицы нужно добавить требование на наличие записей, в которых для одного ребёнка указаны два разных родителя:</text:p>
      <text:p text:style-name="Text_20_body"/>
      <text:p text:style-name="Code">CREATE TABLE peoples (</text:p>
      <text:p text:style-name="Code"><text:tab/>id SERIAL PRIMARY KEY</text:p>
      <text:p text:style-name="Code">);</text:p>
      <text:p text:style-name="Code">CREATE TABLE relations (</text:p>
      <text:p text:style-name="Code"><text:tab/>id SERIAL PRIMARY KEY,</text:p>
      <text:p text:style-name="Code"><text:tab/>parent_id INTEGER NOT NULL REFERENCES peoples(id),</text:p>
      <text:p text:style-name="Code"><text:tab/>child_id INTEGER NOT NULL REFERENCES peoples(id),</text:p>
      <text:p text:style-name="Code"><text:tab/>UNIQUE(parent_id, child_id)</text:p>
      <text:p text:style-name="Code">);</text:p>
      <text:p text:style-name="Text_20_body"/>
      <text:p text:style-name="Text_20_body">Шаблон с указанным условием будет выглядеть следующим образом:</text:p>
      <text:p text:style-name="Text_20_body"/>
      <text:p text:style-name="P15">{{$parent_1 := anyof(peoples.id) }} -- получение любого id из таблицы peoples</text:p>
      <text:p text:style-name="P15">{{$parent_2 := anyof(peoples.id, except($parent_1)) }} -- получение id из таблицы peoples, который не равен parent_1</text:p>
      <text:p text:style-name="P15">{{$child := anyof(peoples.id, except($parent_1, $parent_2)) }} -- получение получение id из таблицы peoples, который не равен parent_1 и parent_2</text:p>
      <text:p text:style-name="P15">{{check(parent_id, child_id).values($parent_1, $child)}}</text:p>
      <text:p text:style-name="P15">{{check(parent_id, child_id).values($parent_2, $child)}}</text:p>
      <text:p text:style-name="P1"/>
      <text:p text:style-name="Text_20_body"><text:span text:style-name="T5">Это лишь пример, можно сделать более привлекательный внешний вид для шаблонов.</text:span><text:span text:style-name="T5"/></text:p>
      <text:p text:style-name="P17"/>
      <text:p text:style-name="Text_20_body"><text:tab/>Язык шаблонов позволяет разработчику указать произвольные условия для генерируемых данных, что позволяет тонко контролировать процесс генерации данных.</text:p>
      <text:list xml:id="list94015608660176" text:continue-numbering="true" text:style-name="WWNum1">
        <text:list-item>
          <text:list>
            <text:list-item>
              <text:h text:style-name="P64" text:outline-level="2"><text:bookmark-start text:name="__RefHeading___Toc921_248757517"/>Этапы генерации данных<text:bookmark-end text:name="__RefHeading___Toc921_248757517"/></text:h>
            </text:list-item>
          </text:list>
        </text:list-item>
      </text:list>
      <text:p text:style-name="Text_20_body"><text:tab/>На данный момент генерация данных будет происходить в 2 этапа:</text:p>
      <text:list text:style-name="WWNum9">
        <text:list-item>
          <text:p text:style-name="P110">Генерация базового шаблона для таблицы, либо загрузка модифицированного шаблона из файла.</text:p>
        </text:list-item>
        <text:list-item>
          <text:p text:style-name="P110">Генерация записей по шаблону.</text:p>
        </text:list-item>
      </text:list>
      <text:p text:style-name="Text_20_body"><text:tab/>Так же на каждом этапе возможна модификация данных для поддержания консистентности, либо для добавления специфичных данных.</text:p>
      <text:list xml:id="list94014831123596" text:continue-list="list94015608660176" text:style-name="WWNum1">
        <text:list-item>
          <text:h text:style-name="P57" text:outline-level="1"><text:bookmark-start text:name="__RefHeading___Toc729_248757517_Копия_1"/>Система автоматического тестирования версионных миграций<text:bookmark-end text:name="__RefHeading___Toc729_248757517_Копия_1"/></text:h>
        </text:list-item>
      </text:list>
      <text:h text:style-name="P59" text:outline-level="2"><text:bookmark-start text:name="__RefHeading___Toc923_248757517"/>Основные этапы работы программы<text:bookmark-end text:name="__RefHeading___Toc923_248757517"/></text:h>
      <text:p text:style-name="P20"/>
      <text:p text:style-name="P20">Почитать про аавтоматическое стестироване <text:s/>вобщем случае</text:p>
      <text:p text:style-name="P20"/>
      <text:p text:style-name="P20"/>
      <text:p text:style-name="Text_20_body"><text:tab/>Работа программы будет разделена на несколько этапов, это сделано с целью повышения контроля процесса работы программы и упрощения взаимодействия с пользователем.</text:p>
      <text:list xml:id="list2084495239" text:style-name="WWNum10">
        <text:list-item>
          <text:p text:style-name="P111">Аггрегация информации и генерация базовых шаблонов.</text:p>
          <text:list>
            <text:list-item>
              <text:p text:style-name="P111">Получение информации о таблицах и связях из базы данных.</text:p>
            </text:list-item>
            <text:list-item>
              <text:p text:style-name="P111">Построение графа связей таблиц.</text:p>
            </text:list-item>
            <text:list-item>
              <text:p text:style-name="P111">Проверка графа связей на наличие циклов.</text:p>
            </text:list-item>
            <text:list-item>
              <text:p text:style-name="P111">Генерация базовых шаблонов для таблиц.</text:p>
            </text:list-item>
          </text:list>
        </text:list-item>
        <text:list-item>
          <text:p text:style-name="P111">Генерация данных.</text:p>
          <text:list>
            <text:list-item>
              <text:p text:style-name="P111">Загрузка графа связей таблиц <text:s/>и информации о таблицах</text:p>
            </text:list-item>
          </text:list>
        </text:list-item>
      </text:list>
      <text:p text:style-name="P25">(возможно кеширование).</text:p>
      <text:list xml:id="list94015708687834" text:continue-numbering="true" text:style-name="WWNum10">
        <text:list-item>
          <text:list>
            <text:list-item>
              <text:p text:style-name="P111">Загрузка шаблонов генерации для таблиц.</text:p>
            </text:list-item>
            <text:list-item>
              <text:p text:style-name="P111">Генерация записей.</text:p>
            </text:list-item>
            <text:list-item>
              <text:p text:style-name="P111">Генерация SQL скриптов вставки данных.</text:p>
            </text:list-item>
          </text:list>
        </text:list-item>
        <text:list-item>
          <text:p text:style-name="P111">Применение миграции следующей версии.</text:p>
        </text:list-item>
      </text:list>
      <text:p text:style-name="Text_20_body"/>
      <text:p text:style-name="Text_20_body"><text:tab/>Стоит отметить, что при генерации данных возможна ситуация когда невозможно добавление достаточного количества записей в таблицу. Такая ситуация может возникнуть из-за ограничений, существующих для этой таблицы. Например если таблица содержит внешний ключ с ограничением UNIQUE NOT NULL, то для добавления достаточного количества записей нужно определенное количество записей в родительской таблице. <text:s/>В таких случаях нужно выводить сообщение о невозможности создания новых записей и продолжить генерацию для оставшихся таблиц.</text:p>
      <text:p text:style-name="Text_20_body"><text:tab/>Также для генерации данных стоит предоставлять особые настройки, например, исключение таблицы из генерации. Это означает, что будут использоваться только те данные, которые уже записаны в эту таблиц<text:span text:style-name="T1">у (или таблица пустая и данных нет).</text:span> Также можно полностью исключить таблицу из графа связей с отображением тех таблиц, которые также будут исключены из-за зависимостей от указанной таблиц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Жирный" style:font-family-generic="roman"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ru" fo:country="RU"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ru" fo:country="RU"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true" fo:line-height="100%" fo:text-align="justify" style:justify-single-word="false"/>
      <style:text-properties style:font-name="Times New Roman" fo:font-family="'Times New Roman'" style:font-family-generic="roman" style:font-pitch="variable" fo:font-size="14pt" style:font-size-asian="14pt"/>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style:page-number="auto" fo:break-before="page"/>
      <style:text-properties style:font-name="Times New Roman2" fo:font-family="'Times New Roman'" style:font-style-name="Жирный"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fo:text-align="center" style:justify-single-word="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style:font-name="Times New Roman1" fo:font-family="'Times New Roman'"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style:font-name="Times New Roman1" fo:font-family="'Times New Roman'" style:font-family-generic="swiss" style:font-pitch="variable" fo:font-size="14pt" fo:font-weight="bold" style:font-size-asian="14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de" style:family="paragraph" style:parent-style-name="Text_20_body">
      <style:paragraph-properties fo:text-align="start" style:justify-single-word="false"/>
      <style:text-properties style:font-name="Verdana" fo:font-family="Verdana" style:font-family-generic="roman" style:font-pitch="variable" fo:font-size="10pt" style:font-size-asian="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6.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59cm" style:type="right" style:leader-style="dotted" style:leader-text="."/>
        </style:tab-stops>
      </style:paragraph-properties>
    </style:style>
    <style:style style:name="List_20_Bullet_20_4" style:display-name="List Bullet 4" style:family="paragraph" style:parent-style-name="List">
      <style:paragraph-properties fo:margin-left="0cm" fo:margin-right="0cm" fo:margin-top="0.21cm" fo:margin-bottom="0.21cm" style:contextual-spacing="true" fo:text-indent="0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294cm" style:type="center"/>
          <style:tab-stop style:position="18.59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ext-properties style:font-name="Times New Roman" fo:font-family="'Times New Roman'" style:font-family-generic="roman" style:font-pitch="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1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5T20:25:44</meta:creation-date>
    <dc:language>ru-RU</dc:language>
    <dc:date>2023-04-21T09:40:13.626018929</dc:date>
    <meta:editing-cycles>304</meta:editing-cycles>
    <meta:editing-duration>P3DT12H4M52S</meta:editing-duration>
    <meta:generator>LibreOffice/7.5.2.2$Linux_X86_64 LibreOffice_project/50$Build-2</meta:generator>
    <meta:document-statistic meta:table-count="0" meta:image-count="0" meta:object-count="0" meta:page-count="18" meta:paragraph-count="332" meta:word-count="4216" meta:character-count="32499" meta:non-whitespace-character-count="28464"/>
    <meta:user-defined meta:name="AppVersion">15.0000</meta:user-defined>
  </office:meta>
</office:document-meta>
</file>